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1cm" style:rel-column-width="13143*"/>
    </style:style>
    <style:style style:name="Table1.B" style:family="table-column">
      <style:table-column-properties style:column-width="2.893cm" style:rel-column-width="11151*"/>
    </style:style>
    <style:style style:name="Table1.C" style:family="table-column">
      <style:table-column-properties style:column-width="10.698cm" style:rel-column-width="4124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98cm" style:rel-column-width="12327*"/>
    </style:style>
    <style:style style:name="Table2.B" style:family="table-column">
      <style:table-column-properties style:column-width="3.104cm" style:rel-column-width="11967*"/>
    </style:style>
    <style:style style:name="Table2.C" style:family="table-column">
      <style:table-column-properties style:column-width="10.698cm" style:rel-column-width="41241*"/>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293cm" style:rel-column-width="1867*"/>
    </style:style>
    <style:style style:name="Table3.B" style:family="table-column">
      <style:table-column-properties style:column-width="3.009cm" style:rel-column-width="1706*"/>
    </style:style>
    <style:style style:name="Table3.C" style:family="table-column">
      <style:table-column-properties style:column-width="10.698cm" style:rel-column-width="606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198cm" style:rel-column-width="1813*"/>
    </style:style>
    <style:style style:name="Table4.B" style:family="table-column">
      <style:table-column-properties style:column-width="2cm" style:rel-column-width="1134*"/>
    </style:style>
    <style:style style:name="Table4.C" style:family="table-column">
      <style:table-column-properties style:column-width="11.802cm" style:rel-column-width="6691*"/>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397cm" style:rel-column-width="2493*"/>
    </style:style>
    <style:style style:name="Table5.B" style:family="table-column">
      <style:table-column-properties style:column-width="3.2cm" style:rel-column-width="1814*"/>
    </style:style>
    <style:style style:name="Table5.C" style:family="table-column">
      <style:table-column-properties style:column-width="9.403cm" style:rel-column-width="5331*"/>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198cm" style:rel-column-width="1813*"/>
    </style:style>
    <style:style style:name="Table6.B" style:family="table-column">
      <style:table-column-properties style:column-width="1.812cm" style:rel-column-width="1027*"/>
    </style:style>
    <style:style style:name="Table6.C" style:family="table-column">
      <style:table-column-properties style:column-width="11.991cm" style:rel-column-width="6798*"/>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692cm" style:rel-column-width="2093*"/>
    </style:style>
    <style:style style:name="Table7.B" style:family="table-column">
      <style:table-column-properties style:column-width="2.611cm" style:rel-column-width="1480*"/>
    </style:style>
    <style:style style:name="Table7.C" style:family="table-column">
      <style:table-column-properties style:column-width="10.698cm" style:rel-column-width="606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198cm" style:rel-column-width="1813*"/>
    </style:style>
    <style:style style:name="Table8.B" style:family="table-column">
      <style:table-column-properties style:column-width="1.812cm" style:rel-column-width="1027*"/>
    </style:style>
    <style:style style:name="Table8.C" style:family="table-column">
      <style:table-column-properties style:column-width="11.991cm" style:rel-column-width="679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3.41cm" style:rel-column-width="1933*"/>
    </style:style>
    <style:style style:name="Table9.B" style:family="table-column">
      <style:table-column-properties style:column-width="2.588cm" style:rel-column-width="1467*"/>
    </style:style>
    <style:style style:name="Table9.C" style:family="table-column">
      <style:table-column-properties style:column-width="11.003cm" style:rel-column-width="6238*"/>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198cm" style:rel-column-width="1813*"/>
    </style:style>
    <style:style style:name="Table10.B" style:family="table-column">
      <style:table-column-properties style:column-width="1.812cm" style:rel-column-width="1027*"/>
    </style:style>
    <style:style style:name="Table10.C" style:family="table-column">
      <style:table-column-properties style:column-width="11.991cm" style:rel-column-width="679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198cm" style:rel-column-width="1813*"/>
    </style:style>
    <style:style style:name="Table11.B" style:family="table-column">
      <style:table-column-properties style:column-width="1.812cm" style:rel-column-width="1027*"/>
    </style:style>
    <style:style style:name="Table11.C" style:family="table-column">
      <style:table-column-properties style:column-width="11.991cm" style:rel-column-width="6798*"/>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3.198cm" style:rel-column-width="1813*"/>
    </style:style>
    <style:style style:name="Table12.B" style:family="table-column">
      <style:table-column-properties style:column-width="1.812cm" style:rel-column-width="1027*"/>
    </style:style>
    <style:style style:name="Table12.C" style:family="table-column">
      <style:table-column-properties style:column-width="11.991cm" style:rel-column-width="679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3.692cm" style:rel-column-width="2093*"/>
    </style:style>
    <style:style style:name="Table13.B" style:family="table-column">
      <style:table-column-properties style:column-width="3.2cm" style:rel-column-width="1814*"/>
    </style:style>
    <style:style style:name="Table13.C" style:family="table-column">
      <style:table-column-properties style:column-width="10.109cm" style:rel-column-width="573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2pt" fo:language="cs" fo:country="CZ" officeooo:rsid="00045cfe" officeooo:paragraph-rsid="00045cfe" style:font-size-asian="10.5pt" style:font-size-complex="12pt"/>
    </style:style>
    <style:style style:name="P2" style:family="paragraph" style:parent-style-name="Preformatted_20_Text">
      <style:text-properties fo:language="cs" fo:country="CZ"/>
    </style:style>
    <style:style style:name="P3" style:family="paragraph" style:parent-style-name="Preformatted_20_Text">
      <style:text-properties fo:language="cs" fo:country="CZ" officeooo:rsid="000cdc52" officeooo:paragraph-rsid="000cdc52"/>
    </style:style>
    <style:style style:name="P4" style:family="paragraph" style:parent-style-name="Table_20_Contents">
      <style:text-properties style:font-name="Liberation Mono" fo:font-size="10pt" fo:language="cs" fo:country="CZ" officeooo:rsid="000c7119" officeooo:paragraph-rsid="000c7119" style:font-name-asian="NSimSun1" style:font-size-asian="10pt" style:font-name-complex="Liberation Mono" style:font-size-complex="10pt"/>
    </style:style>
    <style:style style:name="P5" style:family="paragraph" style:parent-style-name="Text_20_body">
      <style:text-properties fo:language="cs" fo:country="CZ" officeooo:rsid="000360c0" officeooo:paragraph-rsid="000360c0"/>
    </style:style>
    <style:style style:name="P6" style:family="paragraph" style:parent-style-name="Text_20_body">
      <style:text-properties fo:language="cs" fo:country="CZ" officeooo:rsid="0003614d" officeooo:paragraph-rsid="0003614d"/>
    </style:style>
    <style:style style:name="P7" style:family="paragraph" style:parent-style-name="Text_20_body">
      <style:text-properties fo:language="cs" fo:country="CZ" officeooo:rsid="00045cfe" officeooo:paragraph-rsid="00045cfe"/>
    </style:style>
    <style:style style:name="P8" style:family="paragraph" style:parent-style-name="Text_20_body">
      <style:text-properties fo:language="cs" fo:country="CZ" officeooo:rsid="000ac464" officeooo:paragraph-rsid="000ac464"/>
    </style:style>
    <style:style style:name="P9" style:family="paragraph" style:parent-style-name="Text_20_body">
      <style:text-properties fo:language="cs" fo:country="CZ" officeooo:rsid="000b280c" officeooo:paragraph-rsid="000b280c"/>
    </style:style>
    <style:style style:name="P10" style:family="paragraph" style:parent-style-name="Text_20_body">
      <style:text-properties fo:language="cs" fo:country="CZ" officeooo:rsid="000cdc52" officeooo:paragraph-rsid="000cdc52"/>
    </style:style>
    <style:style style:name="P11" style:family="paragraph" style:parent-style-name="Text_20_body">
      <style:text-properties fo:language="cs" fo:country="CZ" officeooo:rsid="000db22f" officeooo:paragraph-rsid="000db22f"/>
    </style:style>
    <style:style style:name="P12" style:family="paragraph" style:parent-style-name="Text_20_body">
      <style:text-properties fo:language="cs" fo:country="CZ" officeooo:rsid="000de84b" officeooo:paragraph-rsid="000de84b"/>
    </style:style>
    <style:style style:name="P13" style:family="paragraph" style:parent-style-name="Title">
      <style:text-properties fo:language="cs" fo:country="CZ" officeooo:rsid="000360c0" officeooo:paragraph-rsid="000360c0"/>
    </style:style>
    <style:style style:name="P14" style:family="paragraph" style:parent-style-name="Heading_20_1">
      <style:text-properties fo:language="cs" fo:country="CZ" officeooo:rsid="000360c0" officeooo:paragraph-rsid="000360c0"/>
    </style:style>
    <style:style style:name="P15" style:family="paragraph" style:parent-style-name="Heading_20_2">
      <style:text-properties fo:language="cs" fo:country="CZ" officeooo:rsid="000360c0" officeooo:paragraph-rsid="000360c0"/>
    </style:style>
    <style:style style:name="P16" style:family="paragraph" style:parent-style-name="Heading_20_2" style:list-style-name="">
      <style:text-properties fo:language="cs" fo:country="CZ" officeooo:rsid="000b203f" officeooo:paragraph-rsid="000b203f"/>
    </style:style>
    <style:style style:name="P17" style:family="paragraph" style:parent-style-name="Heading_20_2">
      <style:paragraph-properties fo:break-before="page"/>
      <style:text-properties fo:language="cs" fo:country="CZ" officeooo:rsid="000b203f" officeooo:paragraph-rsid="000b203f"/>
    </style:style>
    <style:style style:name="P18" style:family="paragraph" style:parent-style-name="Heading_20_3">
      <style:text-properties fo:language="cs" fo:country="CZ" style:text-underline-style="solid" style:text-underline-width="auto" style:text-underline-color="font-color" officeooo:rsid="000ecc86" officeooo:paragraph-rsid="000ecc86"/>
    </style:style>
    <style:style style:name="P19" style:family="paragraph" style:parent-style-name="Heading_20_3">
      <style:text-properties fo:language="cs" fo:country="CZ" style:text-underline-style="solid" style:text-underline-width="auto" style:text-underline-color="font-color" officeooo:rsid="000b280c" officeooo:paragraph-rsid="000b280c"/>
    </style:style>
    <style:style style:name="P20" style:family="paragraph" style:parent-style-name="Heading_20_3">
      <style:text-properties fo:language="cs" fo:country="CZ" style:text-underline-style="solid" style:text-underline-width="auto" style:text-underline-color="font-color" officeooo:rsid="000360c0" officeooo:paragraph-rsid="000360c0"/>
    </style:style>
    <style:style style:name="P21" style:family="paragraph" style:parent-style-name="Heading_20_3">
      <style:text-properties style:text-underline-style="solid" style:text-underline-width="auto" style:text-underline-color="font-color" officeooo:rsid="00181013" officeooo:paragraph-rsid="00181013"/>
    </style:style>
    <style:style style:name="P22" style:family="paragraph" style:parent-style-name="Heading_20_3">
      <style:text-properties style:text-underline-style="solid" style:text-underline-width="auto" style:text-underline-color="font-color" officeooo:rsid="001cbc3d" officeooo:paragraph-rsid="001cbc3d"/>
    </style:style>
    <style:style style:name="P23" style:family="paragraph" style:parent-style-name="Heading_20_3">
      <style:text-properties style:text-underline-style="solid" style:text-underline-width="auto" style:text-underline-color="font-color" officeooo:rsid="0022ce63" officeooo:paragraph-rsid="0022ce63"/>
    </style:style>
    <style:style style:name="P24" style:family="paragraph" style:parent-style-name="Heading_20_3">
      <style:text-properties officeooo:paragraph-rsid="0022279c"/>
    </style:style>
    <style:style style:name="P25" style:family="paragraph" style:parent-style-name="Heading_20_3">
      <style:paragraph-properties fo:break-before="page"/>
      <style:text-properties style:text-underline-style="solid" style:text-underline-width="auto" style:text-underline-color="font-color" officeooo:rsid="00165183" officeooo:paragraph-rsid="00165183"/>
    </style:style>
    <style:style style:name="P26" style:family="paragraph" style:parent-style-name="Heading_20_4">
      <style:text-properties fo:language="cs" fo:country="CZ" officeooo:rsid="000c7119" officeooo:paragraph-rsid="000c7119"/>
    </style:style>
    <style:style style:name="P27" style:family="paragraph" style:parent-style-name="Heading_20_4">
      <style:text-properties fo:language="cs" fo:country="CZ" officeooo:rsid="000cdc52" officeooo:paragraph-rsid="000cdc52"/>
    </style:style>
    <style:style style:name="P28" style:family="paragraph" style:parent-style-name="Heading_20_4" style:list-style-name="">
      <style:text-properties fo:language="cs" fo:country="CZ" officeooo:rsid="000cdc52" officeooo:paragraph-rsid="000cdc52"/>
    </style:style>
    <style:style style:name="P29" style:family="paragraph" style:parent-style-name="Heading_20_4">
      <style:text-properties fo:language="cs" fo:country="CZ" officeooo:rsid="00109b54" officeooo:paragraph-rsid="00109b54"/>
    </style:style>
    <style:style style:name="P30" style:family="paragraph" style:parent-style-name="Heading_20_4">
      <style:text-properties officeooo:rsid="0017f19c" officeooo:paragraph-rsid="0017f19c"/>
    </style:style>
    <style:style style:name="P31" style:family="paragraph" style:parent-style-name="Heading_20_4">
      <style:text-properties officeooo:rsid="001af8cd" officeooo:paragraph-rsid="001af8cd"/>
    </style:style>
    <style:style style:name="P32" style:family="paragraph" style:parent-style-name="Heading_20_4">
      <style:text-properties officeooo:rsid="001af8cd" officeooo:paragraph-rsid="001fdac7"/>
    </style:style>
    <style:style style:name="P33" style:family="paragraph" style:parent-style-name="Heading_20_4">
      <style:text-properties officeooo:rsid="001af8cd" officeooo:paragraph-rsid="0022279c"/>
    </style:style>
    <style:style style:name="P34" style:family="paragraph" style:parent-style-name="Heading_20_4">
      <style:text-properties officeooo:rsid="001fdac7" officeooo:paragraph-rsid="001fdac7"/>
    </style:style>
    <style:style style:name="P35" style:family="paragraph" style:parent-style-name="Heading_20_4">
      <style:text-properties officeooo:rsid="0022279c" officeooo:paragraph-rsid="0022279c"/>
    </style:style>
    <style:style style:name="P36" style:family="paragraph" style:parent-style-name="Heading_20_4" style:list-style-name="">
      <style:text-properties officeooo:rsid="0022279c" officeooo:paragraph-rsid="0022279c"/>
    </style:style>
    <style:style style:name="P37" style:family="paragraph" style:parent-style-name="Heading_20_4">
      <style:text-properties officeooo:rsid="0022ce63" officeooo:paragraph-rsid="0022ce63"/>
    </style:style>
    <style:style style:name="P38" style:family="paragraph" style:parent-style-name="Heading_20_4" style:list-style-name="">
      <style:text-properties officeooo:rsid="0022ce63" officeooo:paragraph-rsid="0022ce63"/>
    </style:style>
    <style:style style:name="P39" style:family="paragraph" style:parent-style-name="Heading_20_4">
      <style:paragraph-properties fo:break-before="page"/>
      <style:text-properties fo:language="cs" fo:country="CZ" officeooo:rsid="000cdc52" officeooo:paragraph-rsid="000cdc52"/>
    </style:style>
    <style:style style:name="P40" style:family="paragraph" style:parent-style-name="Heading_20_4">
      <style:paragraph-properties fo:break-before="page"/>
      <style:text-properties officeooo:rsid="00127b1a" officeooo:paragraph-rsid="00127b1a"/>
    </style:style>
    <style:style style:name="P41" style:family="paragraph" style:parent-style-name="Heading_20_4">
      <style:paragraph-properties fo:break-before="page"/>
      <style:text-properties officeooo:rsid="001e91ee" officeooo:paragraph-rsid="001e91ee"/>
    </style:style>
    <style:style style:name="P42" style:family="paragraph" style:parent-style-name="Heading_20_4">
      <style:paragraph-properties fo:break-before="page"/>
      <style:text-properties officeooo:rsid="0022279c" officeooo:paragraph-rsid="0022279c"/>
    </style:style>
    <style:style style:name="P43" style:family="paragraph" style:parent-style-name="Heading_20_4">
      <style:paragraph-properties fo:break-before="page"/>
      <style:text-properties officeooo:rsid="0022ce63" officeooo:paragraph-rsid="0022ce63"/>
    </style:style>
    <style:style style:name="P44" style:family="paragraph" style:parent-style-name="Heading_20_5">
      <style:text-properties fo:language="cs" fo:country="CZ" officeooo:rsid="000db22f" officeooo:paragraph-rsid="000db22f"/>
    </style:style>
    <style:style style:name="P45" style:family="paragraph" style:parent-style-name="Heading_20_5">
      <style:text-properties fo:language="cs" fo:country="CZ" officeooo:rsid="000de84b" officeooo:paragraph-rsid="000de84b"/>
    </style:style>
    <style:style style:name="P46" style:family="paragraph" style:parent-style-name="Heading_20_5">
      <style:text-properties fo:language="cs" fo:country="CZ" officeooo:rsid="000de84b" officeooo:paragraph-rsid="000ecc86"/>
    </style:style>
    <style:style style:name="P47" style:family="paragraph" style:parent-style-name="Heading_20_5" style:list-style-name="">
      <style:text-properties fo:language="cs" fo:country="CZ" officeooo:rsid="000ecc86" officeooo:paragraph-rsid="000ecc86"/>
    </style:style>
    <style:style style:name="P48" style:family="paragraph" style:parent-style-name="Heading_20_5">
      <style:text-properties fo:language="cs" fo:country="CZ" officeooo:rsid="000ecc86" officeooo:paragraph-rsid="000ecc86"/>
    </style:style>
    <style:style style:name="P49" style:family="paragraph" style:parent-style-name="Heading_20_5">
      <style:text-properties officeooo:rsid="0014633a" officeooo:paragraph-rsid="0014633a"/>
    </style:style>
    <style:style style:name="P50" style:family="paragraph" style:parent-style-name="Heading_20_5">
      <style:text-properties officeooo:rsid="0017f19c" officeooo:paragraph-rsid="0017f19c"/>
    </style:style>
    <style:style style:name="P51" style:family="paragraph" style:parent-style-name="Heading_20_5">
      <style:text-properties officeooo:rsid="001af8cd" officeooo:paragraph-rsid="001af8cd"/>
    </style:style>
    <style:style style:name="P52" style:family="paragraph" style:parent-style-name="Heading_20_5">
      <style:text-properties officeooo:rsid="001c3d9d" officeooo:paragraph-rsid="001c3d9d"/>
    </style:style>
    <style:style style:name="P53" style:family="paragraph" style:parent-style-name="Heading_20_5">
      <style:text-properties officeooo:rsid="001cbc3d" officeooo:paragraph-rsid="001cbc3d"/>
    </style:style>
    <style:style style:name="P54" style:family="paragraph" style:parent-style-name="Heading_20_5">
      <style:text-properties officeooo:rsid="001fdac7" officeooo:paragraph-rsid="001fdac7"/>
    </style:style>
    <style:style style:name="P55" style:family="paragraph" style:parent-style-name="Heading_20_5">
      <style:text-properties officeooo:rsid="00200b8c" officeooo:paragraph-rsid="00200b8c"/>
    </style:style>
    <style:style style:name="P56" style:family="paragraph" style:parent-style-name="Heading_20_5">
      <style:text-properties officeooo:rsid="00208a6e" officeooo:paragraph-rsid="00208a6e"/>
    </style:style>
    <style:style style:name="P57" style:family="paragraph" style:parent-style-name="Heading_20_5">
      <style:text-properties officeooo:rsid="0022279c" officeooo:paragraph-rsid="0022279c"/>
    </style:style>
    <style:style style:name="P58" style:family="paragraph" style:parent-style-name="Heading_20_5">
      <style:text-properties officeooo:rsid="0022ce63" officeooo:paragraph-rsid="0022ce63"/>
    </style:style>
    <style:style style:name="P59" style:family="paragraph" style:parent-style-name="Heading_20_5">
      <style:text-properties officeooo:rsid="002391e8" officeooo:paragraph-rsid="002391e8"/>
    </style:style>
    <style:style style:name="P60" style:family="paragraph" style:parent-style-name="Heading_20_5">
      <style:text-properties officeooo:rsid="0024316c" officeooo:paragraph-rsid="0024316c"/>
    </style:style>
    <style:style style:name="P61" style:family="paragraph" style:parent-style-name="Heading_20_5">
      <style:text-properties officeooo:paragraph-rsid="0024316c"/>
    </style:style>
    <style:style style:name="P62" style:family="paragraph" style:parent-style-name="Heading_20_5">
      <style:text-properties officeooo:rsid="0026199d" officeooo:paragraph-rsid="0026199d"/>
    </style:style>
    <style:style style:name="P63" style:family="paragraph" style:parent-style-name="Heading_20_5">
      <style:paragraph-properties fo:break-before="page"/>
      <style:text-properties fo:language="cs" fo:country="CZ" officeooo:rsid="000ecc86" officeooo:paragraph-rsid="000ecc86"/>
    </style:style>
    <style:style style:name="P64" style:family="paragraph" style:parent-style-name="Heading_20_5">
      <style:paragraph-properties fo:break-before="page"/>
      <style:text-properties officeooo:rsid="00181013" officeooo:paragraph-rsid="00181013"/>
    </style:style>
    <style:style style:name="P65" style:family="paragraph" style:parent-style-name="Heading_20_5">
      <style:paragraph-properties fo:break-before="page"/>
      <style:text-properties officeooo:rsid="001af8cd" officeooo:paragraph-rsid="001af8cd"/>
    </style:style>
    <style:style style:name="P66" style:family="paragraph" style:parent-style-name="Heading_20_5">
      <style:paragraph-properties fo:break-before="page"/>
      <style:text-properties officeooo:rsid="00200b8c" officeooo:paragraph-rsid="00200b8c"/>
    </style:style>
    <style:style style:name="P67" style:family="paragraph" style:parent-style-name="Heading_20_5">
      <style:paragraph-properties fo:break-before="page"/>
      <style:text-properties officeooo:rsid="0026199d" officeooo:paragraph-rsid="0026199d"/>
    </style:style>
    <style:style style:name="P68" style:family="paragraph" style:parent-style-name="Preformatted_20_Text">
      <style:text-properties fo:font-size="12pt" fo:language="cs" fo:country="CZ" officeooo:rsid="000ac464" officeooo:paragraph-rsid="000ac464" style:font-size-asian="10.5pt" style:font-size-complex="12pt"/>
    </style:style>
    <style:style style:name="P69" style:family="paragraph" style:parent-style-name="Preformatted_20_Text">
      <style:text-properties fo:font-size="12pt" fo:language="cs" fo:country="CZ" officeooo:rsid="00047a0b" officeooo:paragraph-rsid="00047a0b" style:font-size-asian="10.5pt" style:font-size-complex="12pt"/>
    </style:style>
    <style:style style:name="P70" style:family="paragraph" style:parent-style-name="Preformatted_20_Text">
      <style:text-properties style:font-name="Liberation Mono" fo:font-size="10pt" officeooo:rsid="001af8cd" officeooo:paragraph-rsid="001af8cd" style:font-name-asian="NSimSun1" style:font-size-asian="10pt" style:font-name-complex="Liberation Mono" style:font-size-complex="10pt"/>
    </style:style>
    <style:style style:name="P71" style:family="paragraph" style:parent-style-name="Preformatted_20_Text">
      <style:text-properties style:font-name="Liberation Mono" fo:font-size="10pt" officeooo:rsid="0022279c" officeooo:paragraph-rsid="0022279c" style:font-name-asian="NSimSun1" style:font-size-asian="10pt" style:font-name-complex="Liberation Mono" style:font-size-complex="10pt"/>
    </style:style>
    <style:style style:name="P72" style:family="paragraph" style:parent-style-name="Preformatted_20_Text">
      <style:text-properties fo:language="cs" fo:country="CZ" officeooo:rsid="00109b54" officeooo:paragraph-rsid="00109b54"/>
    </style:style>
    <style:style style:name="P73" style:family="paragraph" style:parent-style-name="Preformatted_20_Text">
      <style:text-properties officeooo:rsid="0017f19c" officeooo:paragraph-rsid="0017f19c"/>
    </style:style>
    <style:style style:name="P74" style:family="paragraph" style:parent-style-name="Preformatted_20_Text">
      <style:text-properties officeooo:rsid="0017f19c" officeooo:paragraph-rsid="001af8cd"/>
    </style:style>
    <style:style style:name="P75" style:family="paragraph" style:parent-style-name="Preformatted_20_Text">
      <style:text-properties officeooo:rsid="0017f19c" officeooo:paragraph-rsid="001fdac7"/>
    </style:style>
    <style:style style:name="P76" style:family="paragraph" style:parent-style-name="Preformatted_20_Text">
      <style:text-properties officeooo:rsid="0017f19c" officeooo:paragraph-rsid="0022279c"/>
    </style:style>
    <style:style style:name="P77" style:family="paragraph" style:parent-style-name="Preformatted_20_Text">
      <style:text-properties officeooo:rsid="001af8cd" officeooo:paragraph-rsid="001af8cd"/>
    </style:style>
    <style:style style:name="P78" style:family="paragraph" style:parent-style-name="Preformatted_20_Text">
      <style:text-properties officeooo:rsid="0022279c" officeooo:paragraph-rsid="0022279c"/>
    </style:style>
    <style:style style:name="P79" style:family="paragraph" style:parent-style-name="Preformatted_20_Text">
      <style:text-properties officeooo:rsid="0022ce63" officeooo:paragraph-rsid="0022ce63"/>
    </style:style>
    <style:style style:name="P80" style:family="paragraph" style:parent-style-name="Standard">
      <style:text-properties officeooo:paragraph-rsid="001af8cd"/>
    </style:style>
    <style:style style:name="P81" style:family="paragraph" style:parent-style-name="Standard">
      <style:text-properties officeooo:rsid="001e91ee" officeooo:paragraph-rsid="001fdac7"/>
    </style:style>
    <style:style style:name="P82" style:family="paragraph" style:parent-style-name="Standard">
      <style:text-properties officeooo:rsid="001e91ee" officeooo:paragraph-rsid="0022279c"/>
    </style:style>
    <style:style style:name="P83" style:family="paragraph" style:parent-style-name="Standard">
      <style:text-properties officeooo:rsid="001fdac7" officeooo:paragraph-rsid="001fdac7"/>
    </style:style>
    <style:style style:name="P84" style:family="paragraph" style:parent-style-name="Table_20_Contents">
      <style:text-properties style:font-name="Liberation Mono" fo:font-size="10pt" fo:language="cs" fo:country="CZ" officeooo:rsid="000c7119" officeooo:paragraph-rsid="00109b54" style:font-name-asian="NSimSun1" style:font-size-asian="10pt" style:font-name-complex="Liberation Mono" style:font-size-complex="10pt"/>
    </style:style>
    <style:style style:name="P85" style:family="paragraph" style:parent-style-name="Table_20_Contents">
      <style:text-properties style:font-name="Liberation Mono" fo:font-size="10pt" fo:language="cs" fo:country="CZ" officeooo:rsid="000c7119" officeooo:paragraph-rsid="0017f19c" style:font-name-asian="NSimSun1" style:font-size-asian="10pt" style:font-name-complex="Liberation Mono" style:font-size-complex="10pt"/>
    </style:style>
    <style:style style:name="P86" style:family="paragraph" style:parent-style-name="Table_20_Contents">
      <style:text-properties style:font-name="Liberation Mono" fo:font-size="10pt" fo:language="cs" fo:country="CZ" officeooo:rsid="000c7119" officeooo:paragraph-rsid="001af8cd" style:font-name-asian="NSimSun1" style:font-size-asian="10pt" style:font-name-complex="Liberation Mono" style:font-size-complex="10pt"/>
    </style:style>
    <style:style style:name="P87" style:family="paragraph" style:parent-style-name="Table_20_Contents">
      <style:text-properties style:font-name="Liberation Mono" fo:font-size="10pt" fo:language="cs" fo:country="CZ" officeooo:rsid="000c7119" officeooo:paragraph-rsid="001e91ee" style:font-name-asian="NSimSun1" style:font-size-asian="10pt" style:font-name-complex="Liberation Mono" style:font-size-complex="10pt"/>
    </style:style>
    <style:style style:name="P88" style:family="paragraph" style:parent-style-name="Table_20_Contents">
      <style:text-properties style:font-name="Liberation Mono" fo:font-size="10pt" fo:language="cs" fo:country="CZ" officeooo:rsid="000c7119" officeooo:paragraph-rsid="0022279c" style:font-name-asian="NSimSun1" style:font-size-asian="10pt" style:font-name-complex="Liberation Mono" style:font-size-complex="10pt"/>
    </style:style>
    <style:style style:name="P89" style:family="paragraph" style:parent-style-name="Table_20_Contents">
      <style:text-properties style:font-name="Liberation Mono" fo:font-size="10pt" officeooo:rsid="001e91ee" officeooo:paragraph-rsid="001e91ee" style:font-name-asian="NSimSun1" style:font-size-asian="10pt" style:font-name-complex="Liberation Mono" style:font-size-complex="10pt"/>
    </style:style>
    <style:style style:name="P90" style:family="paragraph" style:parent-style-name="Text_20_body">
      <style:text-properties fo:language="cs" fo:country="CZ" fo:font-style="normal" officeooo:rsid="000db22f" officeooo:paragraph-rsid="000db22f" style:font-style-asian="normal" style:font-style-complex="normal"/>
    </style:style>
    <style:style style:name="P91" style:family="paragraph" style:parent-style-name="Text_20_body">
      <style:text-properties fo:language="cs" fo:country="CZ" fo:font-style="normal" officeooo:rsid="000de84b" officeooo:paragraph-rsid="000de84b" style:font-style-asian="normal" style:font-style-complex="normal"/>
    </style:style>
    <style:style style:name="P92" style:family="paragraph" style:parent-style-name="Text_20_body">
      <style:text-properties fo:language="cs" fo:country="CZ" fo:font-style="normal" officeooo:rsid="000ecc86" officeooo:paragraph-rsid="000ecc86" style:font-style-asian="normal" style:font-style-complex="normal"/>
    </style:style>
    <style:style style:name="P93" style:family="paragraph" style:parent-style-name="Text_20_body">
      <style:text-properties fo:language="cs" fo:country="CZ" officeooo:rsid="000ecc86" officeooo:paragraph-rsid="000ecc86"/>
    </style:style>
    <style:style style:name="P94" style:family="paragraph" style:parent-style-name="Text_20_body">
      <style:text-properties fo:language="cs" fo:country="CZ" officeooo:rsid="00109b54" officeooo:paragraph-rsid="00109b54"/>
    </style:style>
    <style:style style:name="P95" style:family="paragraph" style:parent-style-name="Text_20_body">
      <style:text-properties fo:language="cs" fo:country="CZ" officeooo:paragraph-rsid="00109b54"/>
    </style:style>
    <style:style style:name="P96" style:family="paragraph" style:parent-style-name="Text_20_body">
      <style:text-properties fo:language="cs" fo:country="CZ" officeooo:rsid="00127b1a" officeooo:paragraph-rsid="00127b1a"/>
    </style:style>
    <style:style style:name="P97" style:family="paragraph" style:parent-style-name="Text_20_body">
      <style:text-properties fo:language="cs" fo:country="CZ" officeooo:rsid="000cdc52" officeooo:paragraph-rsid="0017f19c"/>
    </style:style>
    <style:style style:name="P98" style:family="paragraph" style:parent-style-name="Text_20_body">
      <style:text-properties fo:language="cs" fo:country="CZ" officeooo:rsid="000cdc52" officeooo:paragraph-rsid="001af8cd"/>
    </style:style>
    <style:style style:name="P99" style:family="paragraph" style:parent-style-name="Text_20_body">
      <style:text-properties fo:language="cs" fo:country="CZ" officeooo:rsid="000cdc52" officeooo:paragraph-rsid="001fdac7"/>
    </style:style>
    <style:style style:name="P100" style:family="paragraph" style:parent-style-name="Text_20_body">
      <style:text-properties fo:language="cs" fo:country="CZ" officeooo:rsid="000cdc52" officeooo:paragraph-rsid="0022279c"/>
    </style:style>
    <style:style style:name="P101" style:family="paragraph" style:parent-style-name="Text_20_body">
      <style:text-properties officeooo:rsid="0014633a" officeooo:paragraph-rsid="0014633a"/>
    </style:style>
    <style:style style:name="P102" style:family="paragraph" style:parent-style-name="Text_20_body">
      <style:text-properties style:text-underline-style="none" officeooo:rsid="00168c68" officeooo:paragraph-rsid="00168c68"/>
    </style:style>
    <style:style style:name="P103" style:family="paragraph" style:parent-style-name="Text_20_body">
      <style:text-properties officeooo:rsid="0017f19c" officeooo:paragraph-rsid="0017f19c"/>
    </style:style>
    <style:style style:name="P104" style:family="paragraph" style:parent-style-name="Text_20_body">
      <style:text-properties officeooo:paragraph-rsid="0017f19c"/>
    </style:style>
    <style:style style:name="P105" style:family="paragraph" style:parent-style-name="Text_20_body">
      <style:text-properties officeooo:rsid="00181013" officeooo:paragraph-rsid="00181013"/>
    </style:style>
    <style:style style:name="P106" style:family="paragraph" style:parent-style-name="Text_20_body">
      <style:text-properties officeooo:rsid="001af8cd" officeooo:paragraph-rsid="001af8cd"/>
    </style:style>
    <style:style style:name="P107" style:family="paragraph" style:parent-style-name="Text_20_body">
      <style:text-properties officeooo:paragraph-rsid="001af8cd"/>
    </style:style>
    <style:style style:name="P108" style:family="paragraph" style:parent-style-name="Text_20_body">
      <style:text-properties officeooo:rsid="001c3d9d" officeooo:paragraph-rsid="001c3d9d"/>
    </style:style>
    <style:style style:name="P109" style:family="paragraph" style:parent-style-name="Text_20_body">
      <style:text-properties officeooo:rsid="001cbc3d" officeooo:paragraph-rsid="001cbc3d"/>
    </style:style>
    <style:style style:name="P110" style:family="paragraph" style:parent-style-name="Text_20_body">
      <style:text-properties officeooo:rsid="001e91ee" officeooo:paragraph-rsid="001e91ee"/>
    </style:style>
    <style:style style:name="P111" style:family="paragraph" style:parent-style-name="Text_20_body">
      <style:text-properties officeooo:rsid="001fdac7" officeooo:paragraph-rsid="001fdac7"/>
    </style:style>
    <style:style style:name="P112" style:family="paragraph" style:parent-style-name="Text_20_body">
      <style:text-properties officeooo:rsid="00200b8c" officeooo:paragraph-rsid="00200b8c"/>
    </style:style>
    <style:style style:name="P113" style:family="paragraph" style:parent-style-name="Text_20_body">
      <style:text-properties officeooo:rsid="00208a6e" officeooo:paragraph-rsid="00208a6e"/>
    </style:style>
    <style:style style:name="P114" style:family="paragraph" style:parent-style-name="Text_20_body">
      <style:text-properties officeooo:paragraph-rsid="0022279c"/>
    </style:style>
    <style:style style:name="P115" style:family="paragraph" style:parent-style-name="Text_20_body">
      <style:text-properties officeooo:rsid="0022279c" officeooo:paragraph-rsid="0022279c"/>
    </style:style>
    <style:style style:name="P116" style:family="paragraph" style:parent-style-name="Text_20_body">
      <style:text-properties officeooo:rsid="0022ce63" officeooo:paragraph-rsid="0022ce63"/>
    </style:style>
    <style:style style:name="P117" style:family="paragraph" style:parent-style-name="Text_20_body">
      <style:text-properties officeooo:paragraph-rsid="0022ce63"/>
    </style:style>
    <style:style style:name="P118" style:family="paragraph" style:parent-style-name="Text_20_body">
      <style:text-properties officeooo:rsid="002391e8" officeooo:paragraph-rsid="002391e8"/>
    </style:style>
    <style:style style:name="P119" style:family="paragraph" style:parent-style-name="Text_20_body">
      <style:text-properties officeooo:rsid="0024316c" officeooo:paragraph-rsid="0024316c"/>
    </style:style>
    <style:style style:name="P120" style:family="paragraph" style:parent-style-name="Text_20_body">
      <style:text-properties officeooo:rsid="0026199d" officeooo:paragraph-rsid="0026199d"/>
    </style:style>
    <style:style style:name="T1" style:family="text">
      <style:text-properties officeooo:rsid="000360c0"/>
    </style:style>
    <style:style style:name="T2" style:family="text">
      <style:text-properties officeooo:rsid="0003614d"/>
    </style:style>
    <style:style style:name="T3" style:family="text">
      <style:text-properties officeooo:rsid="000ac464"/>
    </style:style>
    <style:style style:name="T4" style:family="text">
      <style:text-properties officeooo:rsid="000b203f"/>
    </style:style>
    <style:style style:name="T5" style:family="text">
      <style:text-properties officeooo:rsid="000c7119"/>
    </style:style>
    <style:style style:name="T6" style:family="text">
      <style:text-properties fo:font-style="italic" style:font-style-asian="italic" style:font-style-complex="italic"/>
    </style:style>
    <style:style style:name="T7" style:family="text">
      <style:text-properties fo:font-style="italic" officeooo:rsid="00200b8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c3d9d" style:font-style-asian="normal" style:font-style-complex="normal"/>
    </style:style>
    <style:style style:name="T11" style:family="text">
      <style:text-properties fo:font-style="normal" officeooo:rsid="00200b8c"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officeooo:rsid="000de84b"/>
    </style:style>
    <style:style style:name="T14" style:family="text">
      <style:text-properties officeooo:rsid="000ecc86"/>
    </style:style>
    <style:style style:name="T15" style:family="text">
      <style:text-properties officeooo:rsid="00109b54"/>
    </style:style>
    <style:style style:name="T16" style:family="text">
      <style:text-properties fo:language="cs" fo:country="CZ" officeooo:rsid="00109b54"/>
    </style:style>
    <style:style style:name="T17" style:family="text">
      <style:text-properties style:text-underline-style="solid" style:text-underline-width="auto" style:text-underline-color="font-color" officeooo:rsid="0022279c"/>
    </style:style>
    <style:style style:name="T18" style:family="text">
      <style:text-properties style:text-underline-style="none"/>
    </style:style>
    <style:style style:name="T19" style:family="text">
      <style:text-properties officeooo:rsid="0014633a"/>
    </style:style>
    <style:style style:name="T20" style:family="text">
      <style:text-properties officeooo:rsid="00165183"/>
    </style:style>
    <style:style style:name="T21" style:family="text">
      <style:text-properties officeooo:rsid="0017f19c"/>
    </style:style>
    <style:style style:name="T22" style:family="text">
      <style:text-properties officeooo:rsid="00181013"/>
    </style:style>
    <style:style style:name="T23" style:family="text">
      <style:text-properties officeooo:rsid="001af8cd"/>
    </style:style>
    <style:style style:name="T24" style:family="text">
      <style:text-properties officeooo:rsid="001fdac7"/>
    </style:style>
    <style:style style:name="T25" style:family="text">
      <style:text-properties officeooo:rsid="0022279c"/>
    </style:style>
    <style:style style:name="T26" style:family="text">
      <style:text-properties style:font-name="Liberation Mono" fo:font-size="10pt" officeooo:rsid="0022279c" style:font-name-asian="NSimSun1" style:font-size-asian="10pt" style:font-name-complex="Liberation Mono" style:font-size-complex="10pt"/>
    </style:style>
    <style:style style:name="T27" style:family="text">
      <style:text-properties officeooo:rsid="002431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utomatický Slovník - Dokumentace</text:p>
      <text:h text:style-name="P14" text:outline-level="1">Popis programu</text:h>
      <text:p text:style-name="P5">Automatický slovník slouží ke tvorbě konstruovaných jazyků (conlang). Umožňuje uživateli tvořit slovní zásobu <text:span text:style-name="T2">conlangu, a zároveň automaticky tvoří různé tvary slov podle pravidel, které uživatel určí. Program se ovládá z příkazového řádku skrze příkazy. Uživatel může skrze program dohledat tvary slov, jejich výslovnost, a s jakými dalšími slovy se rýmují.</text:span></text:p>
      <text:h text:style-name="P15" text:outline-level="2">Struktury</text:h>
      <text:h text:style-name="P20" text:outline-level="3">TransformUnit</text:h>
      <text:p text:style-name="P6"><text:span text:style-name="T1">S</text:span>truktura TransformUnit uschovává data, podle nichž se tvoří tvary slov. Obsahuje tyto atributy:</text:p>
      <text:p text:style-name="P1">string identifier</text:p>
      <text:p text:style-name="P1">string regex</text:p>
      <text:p text:style-name="P1">string replace</text:p>
      <text:p text:style-name="P7"/>
      <text:p text:style-name="P7">Atribut identifier je regex string, podle kterého se určuje, zda se má pravidlo této TransformUnit aplikovat na dané slovo, či ne. Např. TransformUnit, kde identifier je "a$", aplikuje změny na slově "gleira", ale ne na slově "hvils".</text:p>
      <text:p text:style-name="P7">Atribut regex je regex string, který určí, jaká část měněného slova má být zaměněna za jiný substring.</text:p>
      <text:p text:style-name="P7">Atribut replace určuje substring, který má nahradit část slova určenou atributem regex. Např. TransformUnit, kde regex je "a$" a replace je "u", udělá ze slova "gleira" slovní formu "gleiru".</text:p>
      <text:p text:style-name="P7">Příklad:</text:p>
      <text:p text:style-name="P7">Vezměme v potaz objekt Declension (popsán níže), který obsahuje <text:span text:style-name="T20">tři</text:span> jednotky TransformUnit:</text:p>
      <text:p text:style-name="P69">identifier = "[aeioyáéíóúýäöæ]", regex = ".$", replace = "<text:span text:style-name="T3">än</text:span>"</text:p>
      <text:p text:style-name="P69">identifier = "[bdðfghjklmnprstþv]", regex = "$", replace = "<text:span text:style-name="T3">än</text:span>"</text:p>
      <text:p text:style-name="P68">identifier = "hv", regex = "^h", replace = "g"</text:p>
      <text:p text:style-name="P8">Slovní forma slova "hvæða" vytvořena tímto objektem bude "gvæðän" - aplikováno je pouze první pravidlo, kde je poslední znak nahrazen písmenem "u", a třetí pravidlo<text:span text:style-name="T4">, kde se z "hv" stává "gv".</text:span></text:p>
      <text:p text:style-name="P8">Ze slova "hvils" pak vznikne "<text:span text:style-name="T4">gvilsän" - třetí pravidlo je aplikováno stejně jako u prvního slova, ale místo prvního pravidla je aplikováno pravidlo druhé, kde se "än" přidává na konec slova, aniž by nahrazovalo poslední znak.</text:span></text:p>
      <text:h text:style-name="P16" text:outline-level="2"/>
      <text:h text:style-name="P17" text:outline-level="2">Třídy</text:h>
      <text:h text:style-name="P19" text:outline-level="3">Word</text:h>
      <text:p text:style-name="P9">Třída Word representuje jedno slovo ve slovníku. Lze si ho představit jako <text:span text:style-name="T5">kartičku - na jedné straně je slovo v původním jazyce (např. anglicky nebo česky), na druh​é straně je slovo v conlangu, spolu s jeho různými formami. Program zachycuje slovní formy pouze v tomto druhém jazyce - nepřirovná například pády conlangu k pádům původního jazyka.</text:span></text:p>
      <text:h text:style-name="P26" text:outline-level="4">Atributy</text:h>
      <table:table table:name="Table1" table:style-name="Table1">
        <table:table-column table:style-name="Table1.A"/>
        <table:table-column table:style-name="Table1.B"/>
        <table:table-column table:style-name="Table1.C"/>
        <table:table-row table:style-name="TableLine1977372890960">
          <table:table-cell table:style-name="Table1.A1" office:value-type="string">
            <text:p text:style-name="P4">Typ</text:p>
          </table:table-cell>
          <table:table-cell table:style-name="Table1.A1" office:value-type="string">
            <text:p text:style-name="P4">Název</text:p>
          </table:table-cell>
          <table:table-cell table:style-name="Table1.C1" office:value-type="string">
            <text:p text:style-name="P4">Popis</text:p>
          </table:table-cell>
        </table:table-row>
        <table:table-row table:style-name="TableLine1977372887152">
          <table:table-cell table:style-name="Table1.A2" office:value-type="string">
            <text:p text:style-name="P4">CentralStorage</text:p>
          </table:table-cell>
          <table:table-cell table:style-name="Table1.A2" office:value-type="string">
            <text:p text:style-name="P4">central</text:p>
          </table:table-cell>
          <table:table-cell table:style-name="Table1.C2" office:value-type="string">
            <text:p text:style-name="P4">odkaz na objekt CentralStorage, pod který všechny ostatní objekty spadají.</text:p>
          </table:table-cell>
        </table:table-row>
        <table:table-row table:style-name="TableLine1977372889056">
          <table:table-cell table:style-name="Table1.A2" office:value-type="string">
            <text:p text:style-name="P4">string</text:p>
          </table:table-cell>
          <table:table-cell table:style-name="Table1.A2" office:value-type="string">
            <text:p text:style-name="P4">baseForm</text:p>
          </table:table-cell>
          <table:table-cell table:style-name="Table1.C2" office:value-type="string">
            <text:p text:style-name="P4">základní forma psaného slova</text:p>
          </table:table-cell>
        </table:table-row>
        <table:table-row table:style-name="TableLine1977372892048">
          <table:table-cell table:style-name="Table1.A2" office:value-type="string">
            <text:p text:style-name="P4">string</text:p>
          </table:table-cell>
          <table:table-cell table:style-name="Table1.A2" office:value-type="string">
            <text:p text:style-name="P4">basePron</text:p>
          </table:table-cell>
          <table:table-cell table:style-name="Table1.C2" office:value-type="string">
            <text:p text:style-name="P4">základní forma výslovnosti slova</text:p>
          </table:table-cell>
        </table:table-row>
        <table:table-row table:style-name="TableLine1977372890416">
          <table:table-cell table:style-name="Table1.A2" office:value-type="string">
            <text:p text:style-name="P4">string</text:p>
          </table:table-cell>
          <table:table-cell table:style-name="Table1.A2" office:value-type="string">
            <text:p text:style-name="P4">baseRhyme</text:p>
          </table:table-cell>
          <table:table-cell table:style-name="Table1.C2" office:value-type="string">
            <text:p text:style-name="P4">základní forma vzoru rýmu slova</text:p>
          </table:table-cell>
        </table:table-row>
        <table:table-row table:style-name="TableLine1977372893952">
          <table:table-cell table:style-name="Table1.A2" office:value-type="string">
            <text:p text:style-name="P4">string</text:p>
          </table:table-cell>
          <table:table-cell table:style-name="Table1.A2" office:value-type="string">
            <text:p text:style-name="P4">translation</text:p>
          </table:table-cell>
          <table:table-cell table:style-name="Table1.C2" office:value-type="string">
            <text:p text:style-name="P4">překlad slova do původního jazyka</text:p>
          </table:table-cell>
        </table:table-row>
        <table:table-row table:style-name="TableLine1977372885792">
          <table:table-cell table:style-name="Table1.A2" office:value-type="string">
            <text:p text:style-name="P4">string</text:p>
          </table:table-cell>
          <table:table-cell table:style-name="Table1.A2" office:value-type="string">
            <text:p text:style-name="P4">definition</text:p>
          </table:table-cell>
          <table:table-cell table:style-name="Table1.C2" office:value-type="string">
            <text:p text:style-name="P4">Obsáhlejší definice slova. Může být prázdná. Užitečná, pokud neexistuje žádný adekvátní překlad do původního jazyka.</text:p>
          </table:table-cell>
        </table:table-row>
        <table:table-row table:style-name="TableLine1977372887696">
          <table:table-cell table:style-name="Table1.A2" office:value-type="string">
            <text:p text:style-name="P4">PoS</text:p>
          </table:table-cell>
          <table:table-cell table:style-name="Table1.A2" office:value-type="string">
            <text:p text:style-name="P4">partOfSpeech</text:p>
          </table:table-cell>
          <table:table-cell table:style-name="Table1.C2" office:value-type="string">
            <text:p text:style-name="P4">Slovní druh, pod který slovo spadá.</text:p>
          </table:table-cell>
        </table:table-row>
        <table:table-row table:style-name="TableLine1977372889600">
          <table:table-cell table:style-name="Table1.A2" office:value-type="string">
            <text:p text:style-name="P4">WordClass</text:p>
          </table:table-cell>
          <table:table-cell table:style-name="Table1.A2" office:value-type="string">
            <text:p text:style-name="P4">wClass</text:p>
          </table:table-cell>
          <table:table-cell table:style-name="Table1.C2" office:value-type="string">
            <text:p text:style-name="P4">lexikální třída, pod kterou slovo spadá (např. rod)</text:p>
          </table:table-cell>
        </table:table-row>
        <table:table-row table:style-name="TableLine1977372896400">
          <table:table-cell table:style-name="Table1.A2" office:value-type="string">
            <text:p text:style-name="P4">List&lt;WordForm&gt;</text:p>
          </table:table-cell>
          <table:table-cell table:style-name="Table1.A2" office:value-type="string">
            <text:p text:style-name="P4">forms</text:p>
          </table:table-cell>
          <table:table-cell table:style-name="Table1.C2" office:value-type="string">
            <text:p text:style-name="P4">List slovních forem (utvořených automaticky</text:p>
          </table:table-cell>
        </table:table-row>
      </table:table>
      <text:p text:style-name="P2"/>
      <text:h text:style-name="P27" text:outline-level="4">Konstruktor</text:h>
      <text:p text:style-name="P10">Konstruktor třídy Word <text:span text:style-name="T15">vyžaduje</text:span> tyto argumenty:</text:p>
      <table:table table:name="Table2" table:style-name="Table2">
        <table:table-column table:style-name="Table2.A"/>
        <table:table-column table:style-name="Table2.B"/>
        <table:table-column table:style-name="Table2.C"/>
        <table:table-row table:style-name="TableLine1977372886608">
          <table:table-cell table:style-name="Table2.A1" office:value-type="string">
            <text:p text:style-name="P3">Typ</text:p>
          </table:table-cell>
          <table:table-cell table:style-name="Table2.A1" office:value-type="string">
            <text:p text:style-name="P3">Název</text:p>
          </table:table-cell>
          <table:table-cell table:style-name="Table2.C1" office:value-type="string">
            <text:p text:style-name="P3">Funkce</text:p>
          </table:table-cell>
        </table:table-row>
        <table:table-row table:style-name="TableLine1977372887424">
          <table:table-cell table:style-name="Table2.A2" office:value-type="string">
            <text:p text:style-name="P3">string</text:p>
          </table:table-cell>
          <table:table-cell table:style-name="Table2.A2" office:value-type="string">
            <text:p text:style-name="P3">form</text:p>
          </table:table-cell>
          <table:table-cell table:style-name="Table2.C2" office:value-type="string">
            <text:p text:style-name="P3">nastavuje atribut baseForm</text:p>
          </table:table-cell>
        </table:table-row>
        <table:table-row table:style-name="TableLine1977372893136">
          <table:table-cell table:style-name="Table2.A2" office:value-type="string">
            <text:p text:style-name="P3">string</text:p>
          </table:table-cell>
          <table:table-cell table:style-name="Table2.A2" office:value-type="string">
            <text:p text:style-name="P3">pronunciation</text:p>
          </table:table-cell>
          <table:table-cell table:style-name="Table2.C2" office:value-type="string">
            <text:p text:style-name="P3">nastavuje atribut basePron</text:p>
          </table:table-cell>
        </table:table-row>
        <table:table-row table:style-name="TableLine1977372898032">
          <table:table-cell table:style-name="Table2.A2" office:value-type="string">
            <text:p text:style-name="P3">string</text:p>
          </table:table-cell>
          <table:table-cell table:style-name="Table2.A2" office:value-type="string">
            <text:p text:style-name="P3">rhyme</text:p>
          </table:table-cell>
          <table:table-cell table:style-name="Table2.C2" office:value-type="string">
            <text:p text:style-name="P3">nastavuje atribut baseRhyme</text:p>
          </table:table-cell>
        </table:table-row>
        <table:table-row table:style-name="TableLine1977372888512">
          <table:table-cell table:style-name="Table2.A2" office:value-type="string">
            <text:p text:style-name="P3">string</text:p>
          </table:table-cell>
          <table:table-cell table:style-name="Table2.A2" office:value-type="string">
            <text:p text:style-name="P3">translation</text:p>
          </table:table-cell>
          <table:table-cell table:style-name="Table2.C2" office:value-type="string">
            <text:p text:style-name="P3">nastavuje atribut translation</text:p>
          </table:table-cell>
        </table:table-row>
        <table:table-row table:style-name="TableLine1977372895584">
          <table:table-cell table:style-name="Table2.A2" office:value-type="string">
            <text:p text:style-name="P3">string</text:p>
          </table:table-cell>
          <table:table-cell table:style-name="Table2.A2" office:value-type="string">
            <text:p text:style-name="P3">definition</text:p>
          </table:table-cell>
          <table:table-cell table:style-name="Table2.C2" office:value-type="string">
            <text:p text:style-name="P3">nastavuje atribut definition</text:p>
          </table:table-cell>
        </table:table-row>
        <table:table-row table:style-name="TableLine1977372899936">
          <table:table-cell table:style-name="Table2.A2" office:value-type="string">
            <text:p text:style-name="P3">WordClass</text:p>
          </table:table-cell>
          <table:table-cell table:style-name="Table2.A2" office:value-type="string">
            <text:p text:style-name="P3">wClass</text:p>
          </table:table-cell>
          <table:table-cell table:style-name="Table2.C2" office:value-type="string">
            <text:p text:style-name="P3">nastavuje atribut wClass. Atribut partOfSpeech je nastaven na wClass.GetPoS() (popsáno níže)</text:p>
          </table:table-cell>
        </table:table-row>
        <table:table-row table:style-name="TableLine1977372895856">
          <table:table-cell table:style-name="Table2.A2" office:value-type="string">
            <text:p text:style-name="P3">CentralStorage</text:p>
          </table:table-cell>
          <table:table-cell table:style-name="Table2.A2" office:value-type="string">
            <text:p text:style-name="P3">central</text:p>
          </table:table-cell>
          <table:table-cell table:style-name="Table2.C2" office:value-type="string">
            <text:p text:style-name="P3">nastavuje atribut central</text:p>
          </table:table-cell>
        </table:table-row>
      </table:table>
      <text:p text:style-name="P10"/>
      <text:p text:style-name="P10">Konstruktor vytvoří slovní formy na základě existujících objektů Declension obsažených v atributu wClass.</text:p>
      <text:h text:style-name="P28" text:outline-level="4"/>
      <text:h text:style-name="P39" text:outline-level="4">Veřejné metody</text:h>
      <text:h text:style-name="P44" text:outline-level="5"><text:span text:style-name="T14">void </text:span>UpdateDeclension</text:h>
      <text:p text:style-name="P11">arg: Declension <text:span text:style-name="T6">declension</text:span></text:p>
      <text:p text:style-name="P11"><text:span text:style-name="T13">N</text:span>ajde svoji slovní formu, která odpovídá danému skloňování <text:span text:style-name="T6">declension</text:span><text:span text:style-name="T9">, a aktualizuje ji (tj. znovu derivuje její formu, výslovnost, a vzor rýmu od svého základu skrz modifikace dané v </text:span><text:span text:style-name="T6">declension</text:span><text:span text:style-name="T9">).</text:span></text:p>
      <text:p text:style-name="P90">Tuto metodu volá WordClass, když je přidána nebo odebrána TransformUnit od nějaké Declension obsažené v této WordClass.</text:p>
      <text:h text:style-name="P44" text:outline-level="5"><text:span text:style-name="T14">void </text:span>NewDeclension</text:h>
      <text:p text:style-name="P11">arg: Declension <text:span text:style-name="T6">declension</text:span></text:p>
      <text:p text:style-name="P11"><text:span text:style-name="T9">Inicializuje novou slovní formu podle svého základu a modifikací </text:span><text:span text:style-name="T6">declension</text:span><text:span text:style-name="T9">, a přidá ji pod své slovní formy.</text:span></text:p>
      <text:p text:style-name="P90">Tuto metodu volá WordClass, když je do ní přidána nová Declension.</text:p>
      <text:h text:style-name="P45" text:outline-level="5"><text:span text:style-name="T14">void </text:span>RemovedDeclension</text:h>
      <text:p text:style-name="P12">arg: Declension <text:span text:style-name="T6">declension</text:span></text:p>
      <text:p text:style-name="P12"><text:span text:style-name="T9">Najde slovní formu, která odpovídá danému skloňování </text:span><text:span text:style-name="T6">declension</text:span><text:span text:style-name="T9">, a odebere ji.</text:span></text:p>
      <text:p text:style-name="P91">Tuto metodu volá WordClass, když je odebrána nějaká její Declension.</text:p>
      <text:h text:style-name="P45" text:outline-level="5"><text:span text:style-name="T14">void </text:span>Remove</text:h>
      <text:p text:style-name="P12">žádné​ argumenty</text:p>
      <text:p text:style-name="P12">Vymaže všechny své slovní formy.</text:p>
      <text:p text:style-name="P12">Tuto metodu volá CentralStorage, když maže slovo.</text:p>
      <text:h text:style-name="P45" text:outline-level="5"><text:span text:style-name="T14">void </text:span>ChangeForm / ChangePronunciation / Cha<text:span text:style-name="T19">n</text:span>geRhyme</text:h>
      <text:p text:style-name="P12">arg: string <text:span text:style-name="T6">newBase</text:span></text:p>
      <text:p text:style-name="P12"><text:span text:style-name="T9">změní svůj atribut </text:span><text:span text:style-name="T6">baseForm</text:span><text:span text:style-name="T9"> / </text:span><text:span text:style-name="T6">basePron</text:span><text:span text:style-name="T9"> / </text:span><text:span text:style-name="T6">baseRhyme</text:span><text:span text:style-name="T9">, a propaguje tuto změnu do všech svých slovních forem (WordForm).</text:span></text:p>
      <text:p text:style-name="P92">Tyto tři metody volá CentralStorage, když je slovo upravováno.</text:p>
      <text:h text:style-name="P45" text:outline-level="5"><text:span text:style-name="T14">void </text:span>ChangeTranslation</text:h>
      <text:p text:style-name="P93">arg: <text:span text:style-name="T6">newTrans</text:span></text:p>
      <text:p text:style-name="P93">změní svůj atribut <text:span text:style-name="T6">translation</text:span><text:span text:style-name="T9">.</text:span></text:p>
      <text:h text:style-name="P46" text:outline-level="5"><text:span text:style-name="T14">void </text:span>Change<text:span text:style-name="T14">Definition</text:span></text:h>
      <text:p text:style-name="P93">arg: <text:span text:style-name="T6">newDef</text:span></text:p>
      <text:p text:style-name="P93">změní svůj atribut <text:span text:style-name="T6">definition</text:span><text:span text:style-name="T9">.</text:span></text:p>
      <text:h text:style-name="P47" text:outline-level="5"/>
      <text:h text:style-name="P63" text:outline-level="5">void ChangeClass</text:h>
      <text:p text:style-name="P93">arg: WordClass <text:span text:style-name="T6">newClass</text:span></text:p>
      <text:p text:style-name="P93"><text:span text:style-name="T9">Postará se o odebrání slova ze seznamů starého slovního druhu (PoS) a staré lexikální třídy (WordClass), změní své atributy</text:span><text:span text:style-name="T6"> partOfSpeech </text:span><text:span text:style-name="T9">a </text:span><text:span text:style-name="T6">WordClass</text:span><text:span text:style-name="T9"> na </text:span><text:span text:style-name="T6">newClass.GetPoS()</text:span><text:span text:style-name="T9"> a </text:span><text:span text:style-name="T6">newClass</text:span><text:span text:style-name="T9">, a přidá se do jejich seznamů. Následně vymaže všechny své slovní formy, a vytvoří nové, korespondující s novou lexikální třídou.</text:span></text:p>
      <text:p text:style-name="P92">Tuto metodu volá CentralStorage, když mění lexikální třídu slova.</text:p>
      <text:h text:style-name="P48" text:outline-level="5">bool CheckWordForm</text:h>
      <text:p text:style-name="P93">arg: string <text:span text:style-name="T6">name</text:span></text:p>
      <text:p text:style-name="P93"><text:span text:style-name="T9">Vrátí </text:span><text:span text:style-name="T6">true</text:span><text:span text:style-name="T9">, pokud existuje slovní forma, jejíž psaná forma (WordForm.form) se shoduje s argumentem </text:span><text:span text:style-name="T6">name</text:span><text:span text:style-name="T9">. Jinak vrátí </text:span><text:span text:style-name="T6">false</text:span><text:span text:style-name="T9">.</text:span></text:p>
      <text:h text:style-name="P18" text:outline-level="3">WordForm</text:h>
      <text:p text:style-name="P94">Třída WordForm representuje slovní tvar utvořený automaticky podle slova a pravidel skloňování, či upravený uživatelem. </text:p>
      <text:h text:style-name="P29" text:outline-level="4">Atributy</text:h>
      <table:table table:name="Table3" table:style-name="Table3">
        <table:table-column table:style-name="Table3.A"/>
        <table:table-column table:style-name="Table3.B"/>
        <table:table-column table:style-name="Table3.C"/>
        <table:table-row table:style-name="TableLine1977514572752">
          <table:table-cell table:style-name="Table3.A1" office:value-type="string">
            <text:p text:style-name="P72">Typ</text:p>
          </table:table-cell>
          <table:table-cell table:style-name="Table3.A1" office:value-type="string">
            <text:p text:style-name="P72">Název</text:p>
          </table:table-cell>
          <table:table-cell table:style-name="Table3.C1" office:value-type="string">
            <text:p text:style-name="P72">Popis</text:p>
          </table:table-cell>
        </table:table-row>
        <table:table-row table:style-name="TableLine1977514572752">
          <table:table-cell table:style-name="Table3.A2" office:value-type="string">
            <text:p text:style-name="P72">CentralStorage</text:p>
          </table:table-cell>
          <table:table-cell table:style-name="Table3.A2" office:value-type="string">
            <text:p text:style-name="P72">central</text:p>
          </table:table-cell>
          <table:table-cell table:style-name="Table3.C2" office:value-type="string">
            <text:p text:style-name="P84">odkaz na objekt CentralStorage, pod který všechny ostatní objekty spadají.</text:p>
          </table:table-cell>
        </table:table-row>
        <table:table-row table:style-name="TableLine1977514572752">
          <table:table-cell table:style-name="Table3.A2" office:value-type="string">
            <text:p text:style-name="P72">Word</text:p>
          </table:table-cell>
          <table:table-cell table:style-name="Table3.A2" office:value-type="string">
            <text:p text:style-name="P72">parent</text:p>
          </table:table-cell>
          <table:table-cell table:style-name="Table3.C2" office:value-type="string">
            <text:p text:style-name="P72">slovo, jehož jednu formu objekt representuje.</text:p>
          </table:table-cell>
        </table:table-row>
        <table:table-row table:style-name="TableLine1977514572752">
          <table:table-cell table:style-name="Table3.A2" office:value-type="string">
            <text:p text:style-name="P72">string</text:p>
          </table:table-cell>
          <table:table-cell table:style-name="Table3.A2" office:value-type="string">
            <text:p text:style-name="P72">form</text:p>
          </table:table-cell>
          <table:table-cell table:style-name="Table3.C2" office:value-type="string">
            <text:p text:style-name="P72">psaná forma slovní formy.</text:p>
          </table:table-cell>
        </table:table-row>
        <table:table-row table:style-name="TableLine1977514572752">
          <table:table-cell table:style-name="Table3.A2" office:value-type="string">
            <text:p text:style-name="P72">string</text:p>
          </table:table-cell>
          <table:table-cell table:style-name="Table3.A2" office:value-type="string">
            <text:p text:style-name="P72">pronunciation</text:p>
          </table:table-cell>
          <table:table-cell table:style-name="Table3.C2" office:value-type="string">
            <text:p text:style-name="P72">výslovnost slovní formy.</text:p>
          </table:table-cell>
        </table:table-row>
        <table:table-row table:style-name="TableLine1977514572752">
          <table:table-cell table:style-name="Table3.A2" office:value-type="string">
            <text:p text:style-name="P72">RhymeGroup</text:p>
          </table:table-cell>
          <table:table-cell table:style-name="Table3.A2" office:value-type="string">
            <text:p text:style-name="P72">rhyme</text:p>
          </table:table-cell>
          <table:table-cell table:style-name="Table3.C2" office:value-type="string">
            <text:p text:style-name="P72">skupina rýmů, do níž slovní forma zapadá.</text:p>
          </table:table-cell>
        </table:table-row>
        <table:table-row table:style-name="TableLine1977514572752">
          <table:table-cell table:style-name="Table3.A2" office:value-type="string">
            <text:p text:style-name="P72">Declension</text:p>
          </table:table-cell>
          <table:table-cell table:style-name="Table3.A2" office:value-type="string">
            <text:p text:style-name="P72">declension</text:p>
          </table:table-cell>
          <table:table-cell table:style-name="Table3.C2" office:value-type="string">
            <text:p text:style-name="P72">skloňovací pravidlo, podle nějž je slovní forma utvořena.</text:p>
          </table:table-cell>
        </table:table-row>
      </table:table>
      <text:p text:style-name="P95"/>
      <text:h text:style-name="P29" text:outline-level="4">Konstruktor</text:h>
      <text:p text:style-name="P97"><text:span text:style-name="T16">Konstruktor třídy Word</text:span><text:span text:style-name="T21">Form</text:span><text:span text:style-name="T16"> </text:span><text:span text:style-name="T15">vyžaduje</text:span><text:span text:style-name="T16"> tyto argumenty:</text:span></text:p>
      <table:table table:name="Table4" table:style-name="Table4">
        <table:table-column table:style-name="Table4.A"/>
        <table:table-column table:style-name="Table4.B"/>
        <table:table-column table:style-name="Table4.C"/>
        <table:table-row table:style-name="TableLine1977514737584">
          <table:table-cell table:style-name="Table4.A1" office:value-type="string">
            <text:p text:style-name="P72">Typ</text:p>
          </table:table-cell>
          <table:table-cell table:style-name="Table4.A1" office:value-type="string">
            <text:p text:style-name="P72">Název</text:p>
          </table:table-cell>
          <table:table-cell table:style-name="Table4.C1" office:value-type="string">
            <text:p text:style-name="P72">Funkce</text:p>
          </table:table-cell>
        </table:table-row>
        <table:table-row table:style-name="TableLine1977514737584">
          <table:table-cell table:style-name="Table4.A2" office:value-type="string">
            <text:p text:style-name="P72">Word</text:p>
          </table:table-cell>
          <table:table-cell table:style-name="Table4.A2" office:value-type="string">
            <text:p text:style-name="P72">baseWord</text:p>
          </table:table-cell>
          <table:table-cell table:style-name="Table4.C2" office:value-type="string">
            <text:p text:style-name="P72">nastavuje atribut parent.</text:p>
          </table:table-cell>
        </table:table-row>
        <table:table-row table:style-name="TableLine1977514737584">
          <table:table-cell table:style-name="Table4.A2" office:value-type="string">
            <text:p text:style-name="P72">Declension</text:p>
          </table:table-cell>
          <table:table-cell table:style-name="Table4.A2" office:value-type="string">
            <text:p text:style-name="P72">rule</text:p>
          </table:table-cell>
          <table:table-cell table:style-name="Table4.C2" office:value-type="string">
            <text:p text:style-name="P72">nastavuje atribut declension.</text:p>
          </table:table-cell>
        </table:table-row>
        <table:table-row table:style-name="TableLine1977514737584">
          <table:table-cell table:style-name="Table4.A2" office:value-type="string">
            <text:p text:style-name="P72">CentralStorage</text:p>
          </table:table-cell>
          <table:table-cell table:style-name="Table4.A2" office:value-type="string">
            <text:p text:style-name="P72">central</text:p>
          </table:table-cell>
          <table:table-cell table:style-name="Table4.C2" office:value-type="string">
            <text:p text:style-name="P72">nastavuje atribut central.</text:p>
          </table:table-cell>
        </table:table-row>
      </table:table>
      <text:p text:style-name="P94"/>
      <text:p text:style-name="P96">Atributy <text:span text:style-name="T6">form</text:span> a <text:span text:style-name="T6">pronunciation</text:span> jsou derivovány z atribuů baseForm a basePron od slova <text:span text:style-name="T6">parent</text:span><text:span text:style-name="T9"> a atributů formTransform a pronTransform skloňovacího pravidla </text:span><text:span text:style-name="T6">declension</text:span><text:span text:style-name="T9">. Atribut </text:span><text:span text:style-name="T6">rhyme</text:span><text:span text:style-name="T12"> je vygenerován obdobně, ae výsledek této morfologické derivace je předán jako argument metodě EvaluateRhyme, která přiřadí slovní formě nějaký objekt typu RhymeGroup (případně ho vytvoří), a tomuto objektu zařadí slovní formu do vlastního listu.</text:span></text:p>
      <text:h text:style-name="P40" text:outline-level="4">Veřejné metody</text:h>
      <text:h text:style-name="P49" text:outline-level="5">void Remove</text:h>
      <text:p text:style-name="P101">žádné argumenty</text:p>
      <text:p text:style-name="P101">Propaguje informaci o svém vymazání do RhymeGroup, pod kterou spadá.</text:p>
      <text:h text:style-name="P49" text:outline-level="5">void ChangeForm</text:h>
      <text:p text:style-name="P101">arg: string <text:span text:style-name="T6">newBase</text:span></text:p>
      <text:p text:style-name="P101"><text:span text:style-name="T9">Derivuje svou psanou formu tak, jako při spuštění konstruktoru, pomocí stringu </text:span><text:span text:style-name="T6">newBase</text:span><text:span text:style-name="T9"> a skloňovacího pravidla </text:span><text:span text:style-name="T6">declension</text:span><text:span text:style-name="T9">.</text:span></text:p>
      <text:h text:style-name="P49" text:outline-level="5">void ChangePronunciation</text:h>
      <text:p text:style-name="P101">arg: string <text:span text:style-name="T6">newBase</text:span></text:p>
      <text:p text:style-name="P101"><text:span text:style-name="T9">Změní svou výslovnost obdobně jako v metodě ChangeForm.</text:span></text:p>
      <text:h text:style-name="P49" text:outline-level="5">void ChangeRhyme</text:h>
      <text:p text:style-name="P101">arg: string <text:span text:style-name="T6">newBase</text:span></text:p>
      <text:p text:style-name="P101"><text:span text:style-name="T9">Vygeneruje nový tvar rýmového vzoru obdobně jako v předchozích dvou metodách, poté tento string předá jako argument metodě EvaluateRhyme, stejně jako při běhu konstruktoru.</text:span></text:p>
      <text:h text:style-name="P49" text:outline-level="5">void EditForm</text:h>
      <text:p text:style-name="P101">arg: string <text:span text:style-name="T6">newForm</text:span></text:p>
      <text:p text:style-name="P101"><text:span text:style-name="T9">Změní svoji psanou formu přímo na daný string, bez jakékoli morfologické derivace. (Umožňuje nepravidelné tvarosloví).</text:span></text:p>
      <text:h text:style-name="P49" text:outline-level="5">void EditPronunciation</text:h>
      <text:p text:style-name="P101">arg: string <text:span text:style-name="T6">newPron</text:span></text:p>
      <text:p text:style-name="P101"><text:span text:style-name="T9">Obdobně jako v předchozí metodě změní svoji výslovnost.</text:span></text:p>
      <text:h text:style-name="P49" text:outline-level="5">void EditRhyme</text:h>
      <text:p text:style-name="P101">arg: string <text:span text:style-name="T6">newRhyme</text:span></text:p>
      <text:p text:style-name="P101"><text:span text:style-name="T9">Předá nový string metodě EvaluateRhyme, která slovní formu zařadí do nové rýmové skupiny.</text:span></text:p>
      <text:h text:style-name="P49" text:outline-level="5">void Update</text:h>
      <text:p text:style-name="P101">žádné argumenty</text:p>
      <text:p text:style-name="P101">Zavolá metody ChangeForm, ChangePronunciation, a ChangeRhyme, jako argumenty použije <text:span text:style-name="T20">základní tvary rodičovského slova. Tato metoda je zavolána, když je nějaký z těchto atributů rodičovského slova změněn.</text:span></text:p>
      <text:h text:style-name="P25" text:outline-level="3">Declension</text:h>
      <text:p text:style-name="P102">Třída Declension obsahuje informace potřebné ke tvorbě slovních forem. Každý objekt WordClass (popsány níže) má vlastní seznam Declension, které jsou automaticky vytvořeny podle slovního druhu (PoS), pod které WordClass spadá. To znamená, že pod jedním slovním druhem mají všechny lexikální třídy (WordClass) stejný počet Declensions se stejnými jmény, ale s různými pravidly pro tvorbu tvarosloví.</text:p>
      <text:h text:style-name="P30" text:outline-level="4">Atributy</text:h>
      <table:table table:name="Table5" table:style-name="Table5">
        <table:table-column table:style-name="Table5.A"/>
        <table:table-column table:style-name="Table5.B"/>
        <table:table-column table:style-name="Table5.C"/>
        <table:table-row table:style-name="TableLine1977373731296">
          <table:table-cell table:style-name="Table5.A1" office:value-type="string">
            <text:p text:style-name="Preformatted_20_Text">Typ</text:p>
          </table:table-cell>
          <table:table-cell table:style-name="Table5.A1" office:value-type="string">
            <text:p text:style-name="P73">Název</text:p>
          </table:table-cell>
          <table:table-cell table:style-name="Table5.C1" office:value-type="string">
            <text:p text:style-name="P73">Popis</text:p>
          </table:table-cell>
        </table:table-row>
        <table:table-row table:style-name="TableLine1977373731296">
          <table:table-cell table:style-name="Table5.A2" office:value-type="string">
            <text:p text:style-name="P73">CentralStorage</text:p>
          </table:table-cell>
          <table:table-cell table:style-name="Table5.A2" office:value-type="string">
            <text:p text:style-name="P73">central</text:p>
          </table:table-cell>
          <table:table-cell table:style-name="Table5.C2" office:value-type="string">
            <text:p text:style-name="P85">odkaz na objekt CentralStorage, pod který všechny ostatní objekty spadají.</text:p>
          </table:table-cell>
        </table:table-row>
        <table:table-row table:style-name="TableLine1977373731296">
          <table:table-cell table:style-name="Table5.A2" office:value-type="string">
            <text:p text:style-name="P73">string</text:p>
          </table:table-cell>
          <table:table-cell table:style-name="Table5.A2" office:value-type="string">
            <text:p text:style-name="P73">name</text:p>
          </table:table-cell>
          <table:table-cell table:style-name="Table5.C2" office:value-type="string">
            <text:p text:style-name="P73">název skloňovacího pravidla</text:p>
          </table:table-cell>
        </table:table-row>
        <table:table-row table:style-name="TableLine1977373731296">
          <table:table-cell table:style-name="Table5.A2" office:value-type="string">
            <text:p text:style-name="P73">List&lt;TransformUnit&gt;</text:p>
          </table:table-cell>
          <table:table-cell table:style-name="Table5.A2" office:value-type="string">
            <text:p text:style-name="P73">formTransform</text:p>
          </table:table-cell>
          <table:table-cell table:style-name="Table5.C2" office:value-type="string">
            <text:p text:style-name="P73">seznam transformací psané formy</text:p>
          </table:table-cell>
        </table:table-row>
        <table:table-row table:style-name="TableLine1977373731296">
          <table:table-cell table:style-name="Table5.A2" office:value-type="string">
            <text:p text:style-name="P73">List&lt;TransformUnit&gt;</text:p>
          </table:table-cell>
          <table:table-cell table:style-name="Table5.A2" office:value-type="string">
            <text:p text:style-name="P73">pronTransform</text:p>
          </table:table-cell>
          <table:table-cell table:style-name="Table5.C2" office:value-type="string">
            <text:p text:style-name="P73">seznam transformací výslovnosti</text:p>
          </table:table-cell>
        </table:table-row>
        <table:table-row table:style-name="TableLine1977373731296">
          <table:table-cell table:style-name="Table5.A2" office:value-type="string">
            <text:p text:style-name="P73">List&lt;TransformUnit&gt;</text:p>
          </table:table-cell>
          <table:table-cell table:style-name="Table5.A2" office:value-type="string">
            <text:p text:style-name="P73">rhymeTransform</text:p>
          </table:table-cell>
          <table:table-cell table:style-name="Table5.C2" office:value-type="string">
            <text:p text:style-name="P73">seznam transformací rýmovacího vzoru</text:p>
          </table:table-cell>
        </table:table-row>
        <table:table-row table:style-name="TableLine1977373731296">
          <table:table-cell table:style-name="Table5.A2" office:value-type="string">
            <text:p text:style-name="P73">WordClass</text:p>
          </table:table-cell>
          <table:table-cell table:style-name="Table5.A2" office:value-type="string">
            <text:p text:style-name="P73">parent</text:p>
          </table:table-cell>
          <table:table-cell table:style-name="Table5.C2" office:value-type="string">
            <text:p text:style-name="P73">lexikální třída, pod kterou skloňovací pravidlo spadá.</text:p>
          </table:table-cell>
        </table:table-row>
      </table:table>
      <text:p text:style-name="P104"/>
      <text:h text:style-name="P30" text:outline-level="4">Konstruktor</text:h>
      <text:p text:style-name="P97">Konstruktor třídy <text:span text:style-name="T21">Declension</text:span> <text:span text:style-name="T15">vyžaduje</text:span> tyto argumenty:</text:p>
      <table:table table:name="Table6" table:style-name="Table6">
        <table:table-column table:style-name="Table6.A"/>
        <table:table-column table:style-name="Table6.B"/>
        <table:table-column table:style-name="Table6.C"/>
        <table:table-row table:style-name="TableLine1977382938400">
          <table:table-cell table:style-name="Table6.A1" office:value-type="string">
            <text:p text:style-name="P73">Typ</text:p>
          </table:table-cell>
          <table:table-cell table:style-name="Table6.A1" office:value-type="string">
            <text:p text:style-name="P73">Název</text:p>
          </table:table-cell>
          <table:table-cell table:style-name="Table6.C1" office:value-type="string">
            <text:p text:style-name="P73">Funkce</text:p>
          </table:table-cell>
        </table:table-row>
        <table:table-row table:style-name="TableLine1977382938400">
          <table:table-cell table:style-name="Table6.A2" office:value-type="string">
            <text:p text:style-name="P73">string</text:p>
          </table:table-cell>
          <table:table-cell table:style-name="Table6.A2" office:value-type="string">
            <text:p text:style-name="P73">name</text:p>
          </table:table-cell>
          <table:table-cell table:style-name="Table6.C2" office:value-type="string">
            <text:p text:style-name="P73">nastavuje atribut name</text:p>
          </table:table-cell>
        </table:table-row>
        <table:table-row table:style-name="TableLine1977382938400">
          <table:table-cell table:style-name="Table6.A2" office:value-type="string">
            <text:p text:style-name="P73">WordClass</text:p>
          </table:table-cell>
          <table:table-cell table:style-name="Table6.A2" office:value-type="string">
            <text:p text:style-name="P73">parent</text:p>
          </table:table-cell>
          <table:table-cell table:style-name="Table6.C2" office:value-type="string">
            <text:p text:style-name="P73">nastavuje atribut parent</text:p>
          </table:table-cell>
        </table:table-row>
        <table:table-row table:style-name="TableLine1977382938400">
          <table:table-cell table:style-name="Table6.A2" office:value-type="string">
            <text:p text:style-name="P73">CentralStorage</text:p>
          </table:table-cell>
          <table:table-cell table:style-name="Table6.A2" office:value-type="string">
            <text:p text:style-name="P73">central</text:p>
          </table:table-cell>
          <table:table-cell table:style-name="Table6.C2" office:value-type="string">
            <text:p text:style-name="P73">nastavuje atribut central</text:p>
          </table:table-cell>
        </table:table-row>
      </table:table>
      <text:p text:style-name="P97"/>
      <text:h text:style-name="P30" text:outline-level="4">Veřejné metody</text:h>
      <text:h text:style-name="P50" text:outline-level="5">void Rename</text:h>
      <text:p text:style-name="P103">arg: string <text:span text:style-name="T6">newName</text:span></text:p>
      <text:p text:style-name="P103"><text:span text:style-name="T9">nastaví atribut </text:span><text:span text:style-name="T6">name</text:span><text:span text:style-name="T9"> na hodnotu obsaženou v </text:span><text:span text:style-name="T6">newName</text:span><text:span text:style-name="T9">.</text:span></text:p>
      <text:h text:style-name="P50" text:outline-level="5">AddFormTrans / AddPron<text:span text:style-name="T22">Trans / AddRhymeTrans</text:span></text:h>
      <text:p text:style-name="P105">arg: TransformUnit <text:span text:style-name="T6">transform</text:span><text:span text:style-name="T9"> NEBO string </text:span><text:span text:style-name="T6">identifier</text:span><text:span text:style-name="T9">, string </text:span><text:span text:style-name="T6">regex</text:span><text:span text:style-name="T9">, string </text:span><text:span text:style-name="T6">replace</text:span></text:p>
      <text:p text:style-name="P105"><text:span text:style-name="T9">Těchto šest metod přidá objekt struktury TransformUnit do svého seznamu formTransform, pronTransform, nebo rhymeTransform. Pokud je jako argument dán objekt samotný, přidá ho rovnou, jinak ho vytvoří z daných stringů.</text:span></text:p>
      <text:p text:style-name="P105"><text:span text:style-name="T9">Skrz rodičovskou WordClass a její metodu NotifyOfDeclensionChange (popsanou níže) zavolá u všech slov, které ovlivňuje, metodu UpdateDeclension, která automaticky opraví slovní formy, aby reflektovaly tuto změnu.</text:span></text:p>
      <text:h text:style-name="P64" text:outline-level="5">RemoveFormTrans / RemovePronTrans / RemoveRhymeTrans</text:h>
      <text:p text:style-name="P105">arg: TransformUnit <text:span text:style-name="T6">transform</text:span><text:span text:style-name="T9"> NEBO string </text:span><text:span text:style-name="T6">identifier</text:span><text:span text:style-name="T9">, string </text:span><text:span text:style-name="T6">regex</text:span><text:span text:style-name="T9">, string </text:span><text:span text:style-name="T6">replace</text:span></text:p>
      <text:p text:style-name="P105"><text:span text:style-name="T9">Chová se identicky jako skupina metod k přidávání TransformUnit popsaná výše, jen TransformUnit z listu odebírá a poté propaguje informaci o změně stejně, jako ve výše uvedených metodách.</text:span></text:p>
      <text:h text:style-name="P21" text:outline-level="3">WordClass</text:h>
      <text:p text:style-name="P105"><text:span text:style-name="T18">Třída WordClass representuje lexikální třídu, jako například gramatický rod.</text:span></text:p>
      <text:h text:style-name="P31" text:outline-level="4">Atributy</text:h>
      <table:table table:name="Table7" table:style-name="Table7">
        <table:table-column table:style-name="Table7.A"/>
        <table:table-column table:style-name="Table7.B"/>
        <table:table-column table:style-name="Table7.C"/>
        <table:table-row table:style-name="TableLine1977386225136">
          <table:table-cell table:style-name="Table7.A1" office:value-type="string">
            <text:p text:style-name="P77">Typ</text:p>
          </table:table-cell>
          <table:table-cell table:style-name="Table7.A1" office:value-type="string">
            <text:p text:style-name="P77">Název</text:p>
          </table:table-cell>
          <table:table-cell table:style-name="Table7.C1" office:value-type="string">
            <text:p text:style-name="P77">Popis</text:p>
          </table:table-cell>
        </table:table-row>
        <table:table-row table:style-name="TableLine1977386225136">
          <table:table-cell table:style-name="Table7.A2" office:value-type="string">
            <text:p text:style-name="P77">CentralStorage</text:p>
          </table:table-cell>
          <table:table-cell table:style-name="Table7.A2" office:value-type="string">
            <text:p text:style-name="P77">central</text:p>
          </table:table-cell>
          <table:table-cell table:style-name="Table7.C2" office:value-type="string">
            <text:p text:style-name="P86">odkaz na objekt CentralStorage, pod který všechny ostatní objekty spadají.</text:p>
          </table:table-cell>
        </table:table-row>
        <table:table-row table:style-name="TableLine1977386225136">
          <table:table-cell table:style-name="Table7.A2" office:value-type="string">
            <text:p text:style-name="P77">string</text:p>
          </table:table-cell>
          <table:table-cell table:style-name="Table7.A2" office:value-type="string">
            <text:p text:style-name="P77">name</text:p>
          </table:table-cell>
          <table:table-cell table:style-name="Table7.C2" office:value-type="string">
            <text:p text:style-name="P77">Název lexikální třídy.</text:p>
          </table:table-cell>
        </table:table-row>
        <table:table-row table:style-name="TableLine1977386225136">
          <table:table-cell table:style-name="Table7.A2" office:value-type="string">
            <text:p text:style-name="P77">PoS</text:p>
          </table:table-cell>
          <table:table-cell table:style-name="Table7.A2" office:value-type="string">
            <text:p text:style-name="P77">parent</text:p>
          </table:table-cell>
          <table:table-cell table:style-name="Table7.C2" office:value-type="string">
            <text:p text:style-name="P77">slovní druh, pod který lexikální třída spadá.</text:p>
          </table:table-cell>
        </table:table-row>
        <table:table-row table:style-name="TableLine1977386225136">
          <table:table-cell table:style-name="Table7.A2" office:value-type="string">
            <text:p text:style-name="P77">List&lt;Declension&gt;</text:p>
          </table:table-cell>
          <table:table-cell table:style-name="Table7.A2" office:value-type="string">
            <text:p text:style-name="P77">declensions</text:p>
          </table:table-cell>
          <table:table-cell table:style-name="Table7.C2" office:value-type="string">
            <text:p text:style-name="P77">Seznam skloňovacích pravidel aplikovaných na slova spadající pod tuto lexikální třídu.</text:p>
          </table:table-cell>
        </table:table-row>
        <table:table-row table:style-name="TableLine1977386225136">
          <table:table-cell table:style-name="Table7.A2" office:value-type="string">
            <text:p text:style-name="P77">List&lt;Word&gt;</text:p>
          </table:table-cell>
          <table:table-cell table:style-name="Table7.A2" office:value-type="string">
            <text:p text:style-name="P77">words</text:p>
          </table:table-cell>
          <table:table-cell table:style-name="Table7.C2" office:value-type="string">
            <text:p text:style-name="P77">Seznam slov spadajících pod tuto lexikální třídu.</text:p>
          </table:table-cell>
        </table:table-row>
      </table:table>
      <text:p text:style-name="P107"/>
      <text:h text:style-name="P31" text:outline-level="4">Konstruktor</text:h>
      <text:p text:style-name="P98">Konstruktor třídy <text:span text:style-name="T23">WordClass</text:span> <text:span text:style-name="T15">vyžaduje</text:span> tyto argumenty:</text:p>
      <table:table table:name="Table8" table:style-name="Table8">
        <table:table-column table:style-name="Table8.A"/>
        <table:table-column table:style-name="Table8.B"/>
        <table:table-column table:style-name="Table8.C"/>
        <table:table-row table:style-name="TableLine1977386220784">
          <table:table-cell table:style-name="Table8.A1" office:value-type="string">
            <text:p text:style-name="P74">Typ</text:p>
          </table:table-cell>
          <table:table-cell table:style-name="Table8.A1" office:value-type="string">
            <text:p text:style-name="P74">Název</text:p>
          </table:table-cell>
          <table:table-cell table:style-name="Table8.C1" office:value-type="string">
            <text:p text:style-name="P74">Funkce</text:p>
          </table:table-cell>
        </table:table-row>
        <table:table-row table:style-name="TableLine1977386220784">
          <table:table-cell table:style-name="Table8.A2" office:value-type="string">
            <text:p text:style-name="P74">string</text:p>
          </table:table-cell>
          <table:table-cell table:style-name="Table8.A2" office:value-type="string">
            <text:p text:style-name="P74">name</text:p>
          </table:table-cell>
          <table:table-cell table:style-name="Table8.C2" office:value-type="string">
            <text:p text:style-name="P74">nastavuje atribut name</text:p>
          </table:table-cell>
        </table:table-row>
        <table:table-row table:style-name="TableLine1977386220784">
          <table:table-cell table:style-name="Table8.A2" office:value-type="string">
            <text:p text:style-name="P70">PoS</text:p>
          </table:table-cell>
          <table:table-cell table:style-name="Table8.A2" office:value-type="string">
            <text:p text:style-name="P74">parent</text:p>
          </table:table-cell>
          <table:table-cell table:style-name="Table8.C2" office:value-type="string">
            <text:p text:style-name="P74">nastavuje atribut parent</text:p>
          </table:table-cell>
        </table:table-row>
        <table:table-row table:style-name="TableLine1977386220784">
          <table:table-cell table:style-name="Table8.A2" office:value-type="string">
            <text:p text:style-name="P74">CentralStorage</text:p>
          </table:table-cell>
          <table:table-cell table:style-name="Table8.A2" office:value-type="string">
            <text:p text:style-name="P74">central</text:p>
          </table:table-cell>
          <table:table-cell table:style-name="Table8.C2" office:value-type="string">
            <text:p text:style-name="P74">nastavuje atribut central</text:p>
          </table:table-cell>
        </table:table-row>
      </table:table>
      <text:p text:style-name="P80"/>
      <text:h text:style-name="P31" text:outline-level="4">Veřejné metody</text:h>
      <text:h text:style-name="P51" text:outline-level="5">void NotifyOfDeclensionChange</text:h>
      <text:p text:style-name="P106">arg: Declension <text:span text:style-name="T6">declension</text:span></text:p>
      <text:p text:style-name="P106"><text:span text:style-name="T9">U všech slov ze seznamu </text:span><text:span text:style-name="T6">words</text:span><text:span text:style-name="T9"> zavolá metodu UpdateDeclension s argumentem </text:span><text:span text:style-name="T6">declension</text:span><text:span text:style-name="T9">, která aktualizuje slovní formy tohoto slova.</text:span></text:p>
      <text:h text:style-name="P51" text:outline-level="5">void AddWordToSelf</text:h>
      <text:p text:style-name="P106">arg: Word <text:span text:style-name="T6">word</text:span></text:p>
      <text:p text:style-name="P106"><text:span text:style-name="T9">Přidá slovo</text:span><text:span text:style-name="T6"> word </text:span><text:span text:style-name="T9">do listu </text:span><text:span text:style-name="T6">words</text:span><text:span text:style-name="T9">.</text:span></text:p>
      <text:h text:style-name="P51" text:outline-level="5">void RemoveWordFromSelf</text:h>
      <text:p text:style-name="P106">arg: Word <text:span text:style-name="T6">word</text:span></text:p>
      <text:p text:style-name="P106"><text:span text:style-name="T9">Odebere slovo </text:span><text:span text:style-name="T6">word</text:span><text:span text:style-name="T9"> z listu </text:span><text:span text:style-name="T6">words</text:span><text:span text:style-name="T9">.</text:span></text:p>
      <text:h text:style-name="P65" text:outline-level="5">void AddDeclension</text:h>
      <text:p text:style-name="P106">arg: string <text:span text:style-name="T6">dName</text:span></text:p>
      <text:p text:style-name="P106"><text:span text:style-name="T9">Přidá nový objekt typu Declension do svého listu </text:span><text:span text:style-name="T6">declensions</text:span><text:span text:style-name="T9">. Tento objekt zatím neobsahuje žádné objekty struktury TransformUnit - musí být přidány později. </text:span></text:p>
      <text:p text:style-name="P106"><text:span text:style-name="T9">U všech slov z</text:span><text:span text:style-name="T10">e seznamu</text:span><text:span text:style-name="T9"> </text:span><text:span text:style-name="T6">words</text:span><text:span text:style-name="T9"> zavolá metodu NewDeclension s nově vytvořeným objektem jako argument, </text:span><text:span text:style-name="T10">čímž vytvoří novou slovní formu, zatím identickou základní podobě slova, dokud uživatel nepřidá jednotky TransformUnit.</text:span></text:p>
      <text:p text:style-name="P108"><text:span text:style-name="T10">T</text:span><text:span text:style-name="T9">uto metodu by měl volat pouze rodičovský PoS, aby nevznikla diskrepance ve skloňování mezi různými lexikálními třídami.</text:span></text:p>
      <text:h text:style-name="P52" text:outline-level="5">void RemoveDeclension</text:h>
      <text:p text:style-name="P108">arg: string <text:span text:style-name="T6">dName</text:span></text:p>
      <text:p text:style-name="P108"><text:span text:style-name="T9">Odebere objekt Declension ze seznamu</text:span><text:span text:style-name="T6"> declensions </text:span><text:span text:style-name="T9">se jménem shodujícím se s </text:span><text:span text:style-name="T6">dName</text:span><text:span text:style-name="T9"> a propaguje informaci všem slovům v seznamu </text:span><text:span text:style-name="T6">words</text:span><text:span text:style-name="T9">, kterým se odebere slovní forma korespondující s tímto odebraným skloňovacím pravidlem.</text:span></text:p>
      <text:p text:style-name="P108"><text:span text:style-name="T9">Tuto metodu by měl volat pouze rodičovský PoS, jelikož obsahuje seznam jmen skloňovacích pravidel, shodujících se mezi všemi jeho lexikálními třídami.</text:span></text:p>
      <text:h text:style-name="P52" text:outline-level="5">void RenameDeclension</text:h>
      <text:p text:style-name="P108">arg: string <text:span text:style-name="T6">oldName</text:span><text:span text:style-name="T9">, string </text:span><text:span text:style-name="T6">newName</text:span></text:p>
      <text:p text:style-name="P108"><text:span text:style-name="T9">Zavolá metodu Rename s argumentem </text:span><text:span text:style-name="T6">newName</text:span><text:span text:style-name="T9"> u skloňovacího pravidla ze seznamu </text:span><text:span text:style-name="T6">declensions</text:span><text:span text:style-name="T9">, jehož jméno se shoduje s </text:span><text:span text:style-name="T6">oldName</text:span><text:span text:style-name="T9">. </text:span></text:p>
      <text:p text:style-name="P108"><text:span text:style-name="T9">Tuto metodu by měl volat pouze rodičovský PoS, aby nevznikla diskrepance ve skloňování mezi různými lexikálními třídami.</text:span></text:p>
      <text:h text:style-name="P52" text:outline-level="5">bool CheckDeclension</text:h>
      <text:p text:style-name="P108">arg: string <text:span text:style-name="T6">name</text:span></text:p>
      <text:p text:style-name="P109"><text:span text:style-name="T9">Vrátí </text:span><text:span text:style-name="T6">true</text:span><text:span text:style-name="T9">, pokud v seznamu </text:span><text:span text:style-name="T6">declensions</text:span><text:span text:style-name="T9"> existuje skloňovací pravidlo s názvem shodujícím se s argumentem </text:span><text:span text:style-name="T6">name</text:span><text:span text:style-name="T9">. Jinak vrátí </text:span><text:span text:style-name="T6">false</text:span><text:span text:style-name="T9">.</text:span></text:p>
      <text:h text:style-name="P53" text:outline-level="5">void Rename</text:h>
      <text:p text:style-name="P109">arg: string <text:span text:style-name="T6">newName</text:span></text:p>
      <text:p text:style-name="P109"><text:span text:style-name="T9">Změní atribut </text:span><text:span text:style-name="T6">name</text:span><text:span text:style-name="T9"> na hodnotu argumentu </text:span><text:span text:style-name="T6">newName</text:span><text:span text:style-name="T9">.</text:span></text:p>
      <text:h text:style-name="P22" text:outline-level="3">PoS</text:h>
      <text:p text:style-name="P109"><text:span text:style-name="T18">Třída PoS (zkratka anglického Part of Speech) representuje slovní druh, tedy např. podstatná jména, přídavná jména, slovesa, atd.</text:span></text:p>
      <text:p text:style-name="P110"><text:span text:style-name="T18">Pozor: každé slovo musí spadat pod jeden slovní druh a jednu lexikální třídu pod tímto slovním druhem – každý slovní druh tedy potřebuje ke správnému fungování alespoň jednu lexikální třídu, i když se lingvisticky na třídy nedělí. Proto se při tvorbě slovního druhu automaticky vytvoří lexikální třída s n​ázvem identickým slovnímu druhu.</text:span></text:p>
      <text:h text:style-name="P41" text:outline-level="4">Atributy</text:h>
      <table:table table:name="Table9" table:style-name="Table9">
        <table:table-column table:style-name="Table9.A"/>
        <table:table-column table:style-name="Table9.B"/>
        <table:table-column table:style-name="Table9.C"/>
        <table:table-row table:style-name="TableLine1977373198128">
          <table:table-cell table:style-name="Table9.A1" office:value-type="string">
            <text:p text:style-name="P89">Typ</text:p>
          </table:table-cell>
          <table:table-cell table:style-name="Table9.A1" office:value-type="string">
            <text:p text:style-name="P89">Název</text:p>
          </table:table-cell>
          <table:table-cell table:style-name="Table9.C1" office:value-type="string">
            <text:p text:style-name="P89">Popis</text:p>
          </table:table-cell>
        </table:table-row>
        <table:table-row table:style-name="TableLine1977373198128">
          <table:table-cell table:style-name="Table9.A2" office:value-type="string">
            <text:p text:style-name="P89">CentralStorage</text:p>
          </table:table-cell>
          <table:table-cell table:style-name="Table9.A2" office:value-type="string">
            <text:p text:style-name="P89">central</text:p>
          </table:table-cell>
          <table:table-cell table:style-name="Table9.C2" office:value-type="string">
            <text:p text:style-name="P87">odkaz na objekt CentralStorage, pod který všechny ostatní objekty spadají.</text:p>
          </table:table-cell>
        </table:table-row>
        <table:table-row table:style-name="TableLine1977373198128">
          <table:table-cell table:style-name="Table9.A2" office:value-type="string">
            <text:p text:style-name="P89">string</text:p>
          </table:table-cell>
          <table:table-cell table:style-name="Table9.A2" office:value-type="string">
            <text:p text:style-name="P89">name</text:p>
          </table:table-cell>
          <table:table-cell table:style-name="Table9.C2" office:value-type="string">
            <text:p text:style-name="P89">název slovního druhu.</text:p>
          </table:table-cell>
        </table:table-row>
        <table:table-row table:style-name="TableLine1977373198128">
          <table:table-cell table:style-name="Table9.A2" office:value-type="string">
            <text:p text:style-name="P89">List&lt;WordClass&gt;</text:p>
          </table:table-cell>
          <table:table-cell table:style-name="Table9.A2" office:value-type="string">
            <text:p text:style-name="P89">wordClasses</text:p>
          </table:table-cell>
          <table:table-cell table:style-name="Table9.C2" office:value-type="string">
            <text:p text:style-name="P89">seznam lexikálních tříd</text:p>
          </table:table-cell>
        </table:table-row>
        <table:table-row table:style-name="TableLine1977373198128">
          <table:table-cell table:style-name="Table9.A2" office:value-type="string">
            <text:p text:style-name="P89">List&lt;Word&gt;</text:p>
          </table:table-cell>
          <table:table-cell table:style-name="Table9.A2" office:value-type="string">
            <text:p text:style-name="P89">words</text:p>
          </table:table-cell>
          <table:table-cell table:style-name="Table9.C2" office:value-type="string">
            <text:p text:style-name="P89">seznam slov spadajících pod slovní druh</text:p>
          </table:table-cell>
        </table:table-row>
        <table:table-row table:style-name="TableLine1977373198128">
          <table:table-cell table:style-name="Table9.A2" office:value-type="string">
            <text:p text:style-name="P89">List&lt;string&gt;</text:p>
          </table:table-cell>
          <table:table-cell table:style-name="Table9.A2" office:value-type="string">
            <text:p text:style-name="P89">declensions</text:p>
          </table:table-cell>
          <table:table-cell table:style-name="Table9.C2" office:value-type="string">
            <text:p text:style-name="P89">seznam názvů skloňovacích pravidel*</text:p>
          </table:table-cell>
        </table:table-row>
      </table:table>
      <text:p text:style-name="P110">*seznam <text:span text:style-name="T6">declensions</text:span><text:span text:style-name="T9"> obsahuje pouze názvy místo objektů typu Declension, protože samotné tyto objekty obsahují až lexikální třídy (WordClass), aby mohly slova různých lexikálních tříd mít různá skloňovaní.</text:span></text:p>
      <text:h text:style-name="P32" text:outline-level="4">Konstruktor</text:h>
      <text:p text:style-name="P99">Konstruktor třídy <text:span text:style-name="T24">PoS</text:span> <text:span text:style-name="T15">vyžaduje</text:span> tyto argumenty:</text:p>
      <table:table table:name="Table10" table:style-name="Table10">
        <table:table-column table:style-name="Table10.A"/>
        <table:table-column table:style-name="Table10.B"/>
        <table:table-column table:style-name="Table10.C"/>
        <table:table-row table:style-name="TableLine1977518229168">
          <table:table-cell table:style-name="Table10.A1" office:value-type="string">
            <text:p text:style-name="P75">Typ</text:p>
          </table:table-cell>
          <table:table-cell table:style-name="Table10.A1" office:value-type="string">
            <text:p text:style-name="P75">Název</text:p>
          </table:table-cell>
          <table:table-cell table:style-name="Table10.C1" office:value-type="string">
            <text:p text:style-name="P75">Funkce</text:p>
          </table:table-cell>
        </table:table-row>
        <table:table-row table:style-name="TableLine1977518229168">
          <table:table-cell table:style-name="Table10.A2" office:value-type="string">
            <text:p text:style-name="P75">string</text:p>
          </table:table-cell>
          <table:table-cell table:style-name="Table10.A2" office:value-type="string">
            <text:p text:style-name="P75">name</text:p>
          </table:table-cell>
          <table:table-cell table:style-name="Table10.C2" office:value-type="string">
            <text:p text:style-name="P75">nastavuje atribut name</text:p>
          </table:table-cell>
        </table:table-row>
        <table:table-row table:style-name="TableLine1977518229168">
          <table:table-cell table:style-name="Table10.A2" office:value-type="string">
            <text:p text:style-name="P75">CentralStorage</text:p>
          </table:table-cell>
          <table:table-cell table:style-name="Table10.A2" office:value-type="string">
            <text:p text:style-name="P75">central</text:p>
          </table:table-cell>
          <table:table-cell table:style-name="Table10.C2" office:value-type="string">
            <text:p text:style-name="P75">nastavuje atribut central</text:p>
          </table:table-cell>
        </table:table-row>
      </table:table>
      <text:p text:style-name="P81"><text:span text:style-name="T9"/></text:p>
      <text:p text:style-name="P83"><text:span text:style-name="T9">Konstruktor vytvoří jednu lexikální třídu s názvem identickým názvu slovního druhu, protože slovní druh nemůže fungovat bez lexikální třídy. Pokud uživatel přidá vlastní lexikální třídy, může tuto třídu odstranit. Nelze však odstranit třídu, která je ve slovním druhu jediná.</text:span></text:p>
      <text:p text:style-name="P83"><text:span text:style-name="T9"/></text:p>
      <text:h text:style-name="P34" text:outline-level="4">Veřejné metody</text:h>
      <text:h text:style-name="P54" text:outline-level="5">void AddWordToSelf</text:h>
      <text:p text:style-name="P111">arg: Word <text:span text:style-name="T6">word</text:span></text:p>
      <text:p text:style-name="P111"><text:span text:style-name="T9">Přidá slovo </text:span><text:span text:style-name="T6">word</text:span><text:span text:style-name="T9"> do seznamu </text:span><text:span text:style-name="T6">words</text:span><text:span text:style-name="T9">.</text:span></text:p>
      <text:h text:style-name="P54" text:outline-level="5">void AddWordToSelf</text:h>
      <text:p text:style-name="P111">arg: Word <text:span text:style-name="T6">word</text:span></text:p>
      <text:p text:style-name="P111"><text:span text:style-name="T9">Odebere slovo </text:span><text:span text:style-name="T6">word</text:span><text:span text:style-name="T9"> ze seznamu </text:span><text:span text:style-name="T6">words</text:span><text:span text:style-name="T9">.</text:span></text:p>
      <text:h text:style-name="P54" text:outline-level="5">WordClass AddWordClass</text:h>
      <text:p text:style-name="P111">arg: string <text:span text:style-name="T6">name</text:span></text:p>
      <text:p text:style-name="P111"><text:span text:style-name="T9">Vytvoří nový objekt WordClass s názvem </text:span><text:span text:style-name="T6">name</text:span><text:span text:style-name="T9">, zavolá jeho metodu </text:span><text:span text:style-name="T11">AddDeclension pro všechny prvky seznamu </text:span><text:span text:style-name="T7">declensions</text:span><text:span text:style-name="T11">, a přidá ho do svého seznamu wordClasses.</text:span></text:p>
      <text:p text:style-name="P112"><text:span text:style-name="T9">Vrátí nově vytvořenou WordClass.</text:span></text:p>
      <text:h text:style-name="P55" text:outline-level="5">bool CheckWordClass</text:h>
      <text:p text:style-name="P112">arg: string <text:span text:style-name="T6">name</text:span></text:p>
      <text:p text:style-name="P112"><text:span text:style-name="T9">Vrátí </text:span><text:span text:style-name="T6">true</text:span><text:span text:style-name="T9"> pokud seznam </text:span><text:span text:style-name="T6">wordClasses</text:span><text:span text:style-name="T9"> obsahukje lexikální třídu se jménem shodujícím se s argumentem </text:span><text:span text:style-name="T6">name</text:span><text:span text:style-name="T9">. Jinak vrátí </text:span><text:span text:style-name="T6">false</text:span><text:span text:style-name="T9">.</text:span></text:p>
      <text:h text:style-name="P66" text:outline-level="5">bool CheckDeclension</text:h>
      <text:p text:style-name="P112">arg: string <text:span text:style-name="T6">name</text:span></text:p>
      <text:p text:style-name="P112"><text:span text:style-name="T9">Vrátí </text:span><text:span text:style-name="T6">true</text:span><text:span text:style-name="T9"> pokud seznam </text:span><text:span text:style-name="T6">declensions</text:span><text:span text:style-name="T9"> obsahukje hodnotu argumentu </text:span><text:span text:style-name="T6">name</text:span><text:span text:style-name="T9">. Jinak vrátí </text:span><text:span text:style-name="T6">false</text:span><text:span text:style-name="T9">.</text:span></text:p>
      <text:h text:style-name="P55" text:outline-level="5">void RemoveWordClass</text:h>
      <text:p text:style-name="P112">arg: WordClass <text:span text:style-name="T6">wClass</text:span></text:p>
      <text:p text:style-name="P113"><text:span text:style-name="T9">Odebere lexikální třídu </text:span><text:span text:style-name="T6">wClass</text:span><text:span text:style-name="T9"> ze seznamu </text:span><text:span text:style-name="T6">wordClasses</text:span><text:span text:style-name="T9">. Pokud je </text:span><text:span text:style-name="T6">wClass</text:span><text:span text:style-name="T9"> poslední prvek tohoto listu, vyhodí výjimku InvalidOperationException.</text:span></text:p>
      <text:h text:style-name="P56" text:outline-level="5">void AddDeclension</text:h>
      <text:p text:style-name="P113">arg: string <text:span text:style-name="T6">name</text:span></text:p>
      <text:p text:style-name="P113"><text:span text:style-name="T9">Přidá </text:span><text:span text:style-name="T6">name</text:span><text:span text:style-name="T9"> do seznamu </text:span><text:span text:style-name="T6">declensions</text:span><text:span text:style-name="T9"> a u každé WordClass ze seznamu </text:span><text:span text:style-name="T6">wordClasses</text:span><text:span text:style-name="T9"> zavolá AddDeclension s argumentem </text:span><text:span text:style-name="T6">name</text:span><text:span text:style-name="T9">.</text:span></text:p>
      <text:p text:style-name="P113"><text:span text:style-name="T9">Pokud již </text:span><text:span text:style-name="T6">declensions</text:span><text:span text:style-name="T9"> jednou obsahuje prvek </text:span><text:span text:style-name="T6">name</text:span><text:span text:style-name="T9">, vyhodí výjimku ItemAlreadyExistsException.</text:span></text:p>
      <text:h text:style-name="P56" text:outline-level="5">void RemoveDeclension</text:h>
      <text:p text:style-name="P113">arg: string <text:span text:style-name="T6">name</text:span></text:p>
      <text:p text:style-name="P113"><text:span text:style-name="T9">Odebere </text:span><text:span text:style-name="T6">name</text:span><text:span text:style-name="T9"> ze seznamu </text:span><text:span text:style-name="T6">declensions</text:span><text:span text:style-name="T9"> a u každé WordClass ze seznamu </text:span><text:span text:style-name="T6">wordClasses</text:span><text:span text:style-name="T9"> zavolá RemoveDeclension s argumentem </text:span><text:span text:style-name="T6">name</text:span><text:span text:style-name="T9">.</text:span></text:p>
      <text:p text:style-name="P113"><text:span text:style-name="T9">Pokud se prvek </text:span><text:span text:style-name="T6">name</text:span><text:span text:style-name="T9"> v </text:span><text:span text:style-name="T6">declensions</text:span><text:span text:style-name="T9"> nenachází, vyhodí ItemNotFoundException.</text:span></text:p>
      <text:h text:style-name="P56" text:outline-level="5">void RenameDeclension</text:h>
      <text:p text:style-name="P113">arg: string <text:span text:style-name="T6">oldName</text:span><text:span text:style-name="T9">, string </text:span><text:span text:style-name="T6">newName</text:span></text:p>
      <text:p text:style-name="P113"><text:span text:style-name="T9">Vyhodí v​ýjimky za stejných podmínek jako předchozí dvě metody.</text:span></text:p>
      <text:p text:style-name="P113"><text:span text:style-name="T9">Odebere ze seznamu </text:span><text:span text:style-name="T6">declensions</text:span><text:span text:style-name="T9"> prvek </text:span><text:span text:style-name="T6">oldName</text:span><text:span text:style-name="T9">, a přidá do něj prvek </text:span><text:span text:style-name="T6">newName</text:span><text:span text:style-name="T9">.</text:span></text:p>
      <text:p text:style-name="P113"><text:span text:style-name="T9">U všech WordClass objektů ze seznamu </text:span><text:span text:style-name="T6">wordClasses</text:span><text:span text:style-name="T9"> zavolá RenameDeclension s argumenty </text:span><text:span text:style-name="T6">oldName</text:span><text:span text:style-name="T9"> a </text:span><text:span text:style-name="T6">newName</text:span><text:span text:style-name="T9">.</text:span></text:p>
      <text:h text:style-name="P56" text:outline-level="5">void Rename</text:h>
      <text:p text:style-name="P113">arg: <text:span text:style-name="T9">string </text:span><text:span text:style-name="T6">newName</text:span></text:p>
      <text:p text:style-name="P113"><text:span text:style-name="T9">Změní atribut </text:span><text:span text:style-name="T6">name</text:span><text:span text:style-name="T9"> na hodnotu argumentu </text:span><text:span text:style-name="T8">newName</text:span><text:span text:style-name="T12">.</text:span></text:p>
      <text:h text:style-name="P24" text:outline-level="3"><text:span text:style-name="T17">RhymeGroup</text:span></text:h>
      <text:p text:style-name="P115"><text:span text:style-name="T18">Třída RhymeGroup není viditelná uživateli, ale zprostředkovává funkci nacházení rýmů mezi slovními formami. </text:span></text:p>
      <text:h text:style-name="P36" text:outline-level="4"/>
      <text:h text:style-name="P42" text:outline-level="4">Atributy</text:h>
      <table:table table:name="Table11" table:style-name="Table11">
        <table:table-column table:style-name="Table11.A"/>
        <table:table-column table:style-name="Table11.B"/>
        <table:table-column table:style-name="Table11.C"/>
        <table:table-row table:style-name="TableLine1977383064864">
          <table:table-cell table:style-name="Table11.A1" office:value-type="string">
            <text:p text:style-name="P78">Typ</text:p>
          </table:table-cell>
          <table:table-cell table:style-name="Table11.A1" office:value-type="string">
            <text:p text:style-name="P78">Název</text:p>
          </table:table-cell>
          <table:table-cell table:style-name="Table11.C1" office:value-type="string">
            <text:p text:style-name="P78">Popis</text:p>
          </table:table-cell>
        </table:table-row>
        <table:table-row table:style-name="TableLine1977383064864">
          <table:table-cell table:style-name="Table11.A2" office:value-type="string">
            <text:p text:style-name="P78">CentralStorage</text:p>
          </table:table-cell>
          <table:table-cell table:style-name="Table11.A2" office:value-type="string">
            <text:p text:style-name="P78">central</text:p>
          </table:table-cell>
          <table:table-cell table:style-name="Table11.C2" office:value-type="string">
            <text:p text:style-name="P88">odkaz na objekt CentralStorage, pod který všechny ostatní objekty spadají.</text:p>
          </table:table-cell>
        </table:table-row>
        <table:table-row table:style-name="TableLine1977383064864">
          <table:table-cell table:style-name="Table11.A2" office:value-type="string">
            <text:p text:style-name="P78">string</text:p>
          </table:table-cell>
          <table:table-cell table:style-name="Table11.A2" office:value-type="string">
            <text:p text:style-name="P78">id</text:p>
          </table:table-cell>
          <table:table-cell table:style-name="Table11.C2" office:value-type="string">
            <text:p text:style-name="P78">identifikátor, proti kterému se kontrolují slovní formy.</text:p>
          </table:table-cell>
        </table:table-row>
        <table:table-row table:style-name="TableLine1977383064864">
          <table:table-cell table:style-name="Table11.A2" office:value-type="string">
            <text:p text:style-name="P78">List&lt;WordForm&gt;</text:p>
          </table:table-cell>
          <table:table-cell table:style-name="Table11.A2" office:value-type="string">
            <text:p text:style-name="P78">rhymes</text:p>
          </table:table-cell>
          <table:table-cell table:style-name="Table11.C2" office:value-type="string">
            <text:p text:style-name="P78">seznam slovních forem, jejichž rýmovací vzor se shoduje s id.</text:p>
          </table:table-cell>
        </table:table-row>
      </table:table>
      <text:p text:style-name="P114"/>
      <text:h text:style-name="P33" text:outline-level="4">Konstruktor</text:h>
      <text:p text:style-name="P100">Konstruktor třídy <text:span text:style-name="T25">RhymeGroup</text:span> <text:span text:style-name="T15">vyžaduje</text:span> tyto argumenty:</text:p>
      <table:table table:name="Table12" table:style-name="Table12">
        <table:table-column table:style-name="Table12.A"/>
        <table:table-column table:style-name="Table12.B"/>
        <table:table-column table:style-name="Table12.C"/>
        <table:table-row table:style-name="TableLine1977590679792">
          <table:table-cell table:style-name="Table12.A1" office:value-type="string">
            <text:p text:style-name="P76">Typ</text:p>
          </table:table-cell>
          <table:table-cell table:style-name="Table12.A1" office:value-type="string">
            <text:p text:style-name="P76">Název</text:p>
          </table:table-cell>
          <table:table-cell table:style-name="Table12.C1" office:value-type="string">
            <text:p text:style-name="P76">Funkce</text:p>
          </table:table-cell>
        </table:table-row>
        <table:table-row table:style-name="TableLine1977590679792">
          <table:table-cell table:style-name="Table12.A2" office:value-type="string">
            <text:p text:style-name="P76">string</text:p>
          </table:table-cell>
          <table:table-cell table:style-name="Table12.A2" office:value-type="string">
            <text:p text:style-name="P71">id</text:p>
          </table:table-cell>
          <table:table-cell table:style-name="Table12.C2" office:value-type="string">
            <text:p text:style-name="P76">nastavuje atribut <text:span text:style-name="T26">id</text:span></text:p>
          </table:table-cell>
        </table:table-row>
        <table:table-row table:style-name="TableLine1977590679792">
          <table:table-cell table:style-name="Table12.A2" office:value-type="string">
            <text:p text:style-name="P76">CentralStorage</text:p>
          </table:table-cell>
          <table:table-cell table:style-name="Table12.A2" office:value-type="string">
            <text:p text:style-name="P76">central</text:p>
          </table:table-cell>
          <table:table-cell table:style-name="Table12.C2" office:value-type="string">
            <text:p text:style-name="P76">nastavuje atribut central</text:p>
          </table:table-cell>
        </table:table-row>
      </table:table>
      <text:p text:style-name="P82"><text:span text:style-name="T9"/></text:p>
      <text:h text:style-name="P35" text:outline-level="4">Veřejné metody</text:h>
      <text:h text:style-name="P57" text:outline-level="5">Insert</text:h>
      <text:p text:style-name="P115">arg: WordForm <text:span text:style-name="T6">form</text:span></text:p>
      <text:p text:style-name="P115"><text:span text:style-name="T9">Přidá slovní formu </text:span><text:span text:style-name="T6">form</text:span><text:span text:style-name="T9"> do seznamu </text:span><text:span text:style-name="T6">rhymes</text:span><text:span text:style-name="T9">.</text:span></text:p>
      <text:h text:style-name="P57" text:outline-level="5">RemoveForm</text:h>
      <text:p text:style-name="P115">arg: WordForm <text:span text:style-name="T6">form</text:span></text:p>
      <text:p text:style-name="P115"><text:span text:style-name="T9">Odebere slovní formu </text:span><text:span text:style-name="T6">form</text:span><text:span text:style-name="T9"> ze seznamu </text:span><text:span text:style-name="T6">rhymes</text:span><text:span text:style-name="T9">. Pokud je nyní </text:span><text:span text:style-name="T6">rhymes</text:span><text:span text:style-name="T9"> prázdný, smaže se ze seznamu RhymeGroup objektů.</text:span></text:p>
      <text:h text:style-name="P23" text:outline-level="3">CentralStorage</text:h>
      <text:p text:style-name="P116">CentralStorage je třída, která organizuje celý vnitřní běh programu. Vždy existuje jen jedna instance.</text:p>
      <text:h text:style-name="P37" text:outline-level="4">Atributy</text:h>
      <table:table table:name="Table13" table:style-name="Table13">
        <table:table-column table:style-name="Table13.A"/>
        <table:table-column table:style-name="Table13.B"/>
        <table:table-column table:style-name="Table13.C"/>
        <table:table-row table:style-name="TableLine1977386215616">
          <table:table-cell table:style-name="Table13.A1" office:value-type="string">
            <text:p text:style-name="P79">Typ</text:p>
          </table:table-cell>
          <table:table-cell table:style-name="Table13.A1" office:value-type="string">
            <text:p text:style-name="P79">Název</text:p>
          </table:table-cell>
          <table:table-cell table:style-name="Table13.C1" office:value-type="string">
            <text:p text:style-name="P79">Popis</text:p>
          </table:table-cell>
        </table:table-row>
        <table:table-row table:style-name="TableLine1977386215616">
          <table:table-cell table:style-name="Table13.A2" office:value-type="string">
            <text:p text:style-name="P79">List&lt;Word&gt;</text:p>
          </table:table-cell>
          <table:table-cell table:style-name="Table13.A2" office:value-type="string">
            <text:p text:style-name="P79">wordList</text:p>
          </table:table-cell>
          <table:table-cell table:style-name="Table13.C2" office:value-type="string">
            <text:p text:style-name="P79">seznam všech slov</text:p>
          </table:table-cell>
        </table:table-row>
        <table:table-row table:style-name="TableLine1977386215616">
          <table:table-cell table:style-name="Table13.A2" office:value-type="string">
            <text:p text:style-name="P79">List&lt;PoS&gt;</text:p>
          </table:table-cell>
          <table:table-cell table:style-name="Table13.A2" office:value-type="string">
            <text:p text:style-name="P79">PoSList</text:p>
          </table:table-cell>
          <table:table-cell table:style-name="Table13.C2" office:value-type="string">
            <text:p text:style-name="P79">seznam všech slovních druhů</text:p>
          </table:table-cell>
        </table:table-row>
        <table:table-row table:style-name="TableLine1977386215616">
          <table:table-cell table:style-name="Table13.A2" office:value-type="string">
            <text:p text:style-name="P79">List&lt;RhymeGroup&gt;</text:p>
          </table:table-cell>
          <table:table-cell table:style-name="Table13.A2" office:value-type="string">
            <text:p text:style-name="P79">RhymeGroupList</text:p>
          </table:table-cell>
          <table:table-cell table:style-name="Table13.C2" office:value-type="string">
            <text:p text:style-name="P79">seznam všech rýmovacích skupin</text:p>
          </table:table-cell>
        </table:table-row>
      </table:table>
      <text:p text:style-name="P117"/>
      <text:h text:style-name="P38" text:outline-level="4"/>
      <text:h text:style-name="P43" text:outline-level="4">Veřejné metody</text:h>
      <text:h text:style-name="P58" text:outline-level="5">RhymeGroup AssignRhymeGroup</text:h>
      <text:p text:style-name="P116">arg: string <text:span text:style-name="T6">rhymeLiteral</text:span>, WordForm <text:span text:style-name="T6">from</text:span></text:p>
      <text:p text:style-name="P116">najde rýmovací skupinu, jejíž id se rovná argumentu <text:span text:style-name="T6">rhymeLiteral</text:span><text:span text:style-name="T12">. Pokud žádná raková skupina neexistuje, vytvoří ji. Do této skupiny vloží slovní formu </text:span><text:span text:style-name="T8">from</text:span><text:span text:style-name="T12">, a vrátí ji.</text:span></text:p>
      <text:p text:style-name="P116"><text:span text:style-name="T12">Tuto metodu volá slovní forma, když je generovaná, nebo když se jí změní rýmovací vzor.</text:span></text:p>
      <text:h text:style-name="P58" text:outline-level="5">void RemoveRhymeGroup</text:h>
      <text:p text:style-name="P116">arg: RhymeGroup <text:span text:style-name="T6">group</text:span></text:p>
      <text:p text:style-name="P116">Odstraní rýmovací skupinu <text:span text:style-name="T6">group</text:span><text:span text:style-name="T9"> ze seznamu </text:span><text:span text:style-name="T6">RhymeGroupList</text:span><text:span text:style-name="T9">.</text:span></text:p>
      <text:h text:style-name="P58" text:outline-level="5">Word AddWord</text:h>
      <text:p text:style-name="P116">arg: Word <text:span text:style-name="T6">word</text:span><text:span text:style-name="T9"> NEBO string </text:span><text:span text:style-name="T6">form</text:span><text:span text:style-name="T9">, string </text:span><text:span text:style-name="T6">pronunciation</text:span><text:span text:style-name="T9">, string </text:span><text:span text:style-name="T6">rhyme</text:span><text:span text:style-name="T9">, string </text:span><text:span text:style-name="T6">translation</text:span><text:span text:style-name="T9">, string </text:span><text:span text:style-name="T6">definition</text:span><text:span text:style-name="T9">, WordClass </text:span><text:span text:style-name="T6">wClass </text:span><text:span text:style-name="T9">NEBO string </text:span><text:span text:style-name="T6">form</text:span><text:span text:style-name="T9">, string </text:span><text:span text:style-name="T6">pronunciation</text:span><text:span text:style-name="T9">, string </text:span><text:span text:style-name="T6">rhyme</text:span><text:span text:style-name="T9">, string </text:span><text:span text:style-name="T6">translation</text:span><text:span text:style-name="T9">, WordClass </text:span><text:span text:style-name="T6">wClass</text:span></text:p>
      <text:p text:style-name="P116"><text:span text:style-name="T9">Přidá slovo do seznamu </text:span><text:span text:style-name="T6">wordList</text:span><text:span text:style-name="T9">. Pokud jsou dány atributy slova místo objektu slova, vytvoří jej. Pokud není dán argument </text:span><text:span text:style-name="T6">definition</text:span><text:span text:style-name="T9">, v konstruktoru místo něj použije prázdný string.</text:span></text:p>
      <text:p text:style-name="P116"><text:span text:style-name="T9">Zavolá metodu AddWordToSelf na rodičovském slovním druhu (PoS) slova, a na jeho rodičovské lexikální třídě (WordClass). Slovo vrátí.</text:span></text:p>
      <text:h text:style-name="P58" text:outline-level="5">void RemoveWord</text:h>
      <text:p text:style-name="P116">arg: Word <text:span text:style-name="T6">word</text:span></text:p>
      <text:p text:style-name="P118"><text:span text:style-name="T9">Odstraní slovo </text:span><text:span text:style-name="T6">word</text:span><text:span text:style-name="T9"> ze seznamu </text:span><text:span text:style-name="T6">wordList</text:span><text:span text:style-name="T9">, na rodičovském slovním druhu (PoS) a lexikální třídě (WordClass) slova zavolá metodu RemoveWordFromSelf se slovem </text:span><text:span text:style-name="T6">word</text:span><text:span text:style-name="T9"> jako argumentem, a na slově </text:span><text:span text:style-name="T6">word</text:span><text:span text:style-name="T9"> samotném zavolá metodu Remove.</text:span></text:p>
      <text:h text:style-name="P59" text:outline-level="5">void EditWord</text:h>
      <text:p text:style-name="P118">arg: Word <text:span text:style-name="T6">word</text:span><text:span text:style-name="T9">, string </text:span><text:span text:style-name="T6">newForm</text:span><text:span text:style-name="T9">, string </text:span><text:span text:style-name="T6">newPron</text:span><text:span text:style-name="T9">, string </text:span><text:span text:style-name="T6">newRhyme</text:span><text:span text:style-name="T9">, string </text:span><text:span text:style-name="T6">newTrans</text:span><text:span text:style-name="T9">, string </text:span><text:span text:style-name="T6">newDef</text:span><text:span text:style-name="T9">, WordClass </text:span><text:span text:style-name="T6">newClass</text:span></text:p>
      <text:p text:style-name="P118"><text:span text:style-name="T9">Na slově </text:span><text:span text:style-name="T6">word</text:span><text:span text:style-name="T9"> zavolá příslušné metody na změnu všech atribut.</text:span></text:p>
      <text:h text:style-name="P59" text:outline-level="5">void EditWordForm / EditWordPronunciation / EditWordRhyme / EditWordTranslation / EditWordDefinition / EditWordClass</text:h>
      <text:p text:style-name="P118">arg: Word <text:span text:style-name="T6">word</text:span><text:span text:style-name="T9"> +: string </text:span><text:span text:style-name="T6">newForm</text:span><text:span text:style-name="T9"> NEBO string </text:span><text:span text:style-name="T6">newPronunciation</text:span><text:span text:style-name="T9"> NEBO string </text:span><text:span text:style-name="T6">newRhyme</text:span><text:span text:style-name="T9"> NEBO string </text:span><text:span text:style-name="T6">newTranslation</text:span><text:span text:style-name="T9"> NEBO string </text:span><text:span text:style-name="T6">newDefinition</text:span><text:span text:style-name="T9"> NEBO WordClass </text:span><text:span text:style-name="T6">newClass</text:span></text:p>
      <text:p text:style-name="P118"><text:span text:style-name="T9">Na slově </text:span><text:span text:style-name="T6">word</text:span><text:span text:style-name="T9"> zavolá příslušnou metodu na změnu daného atributu.</text:span></text:p>
      <text:h text:style-name="P59" text:outline-level="5">Word? GetWord</text:h>
      <text:p text:style-name="P118">arg: string <text:span text:style-name="T6">name</text:span></text:p>
      <text:p text:style-name="P118"><text:span text:style-name="T9">Vrátí první nalezené slovo v listu </text:span><text:span text:style-name="T6">wordList</text:span><text:span text:style-name="T9">, jehož psaná forma se shoduje s argumentem </text:span><text:span text:style-name="T6">name</text:span><text:span text:style-name="T9">. Pokud takové slovo nenalezne, vrátí hodnotu </text:span><text:span text:style-name="T6">null</text:span><text:span text:style-name="T12">.</text:span></text:p>
      <text:h text:style-name="P59" text:outline-level="5"><text:soft-page-break/>Word? GetWordByTrans</text:h>
      <text:p text:style-name="P118">arg: string <text:span text:style-name="T6">name</text:span></text:p>
      <text:p text:style-name="P118"><text:span text:style-name="T9">Vrátí první nalezené slovo v listu </text:span><text:span text:style-name="T6">wordList</text:span><text:span text:style-name="T9">, jehož překlad se shoduje s argumentem </text:span><text:span text:style-name="T6">name</text:span><text:span text:style-name="T9">. Pokud takové slovo nenalezne, vrátí hodnotu </text:span><text:span text:style-name="T6">null</text:span><text:span text:style-name="T12">.</text:span></text:p>
      <text:h text:style-name="P59" text:outline-level="5">bool CheckWord</text:h>
      <text:p text:style-name="P118">arg: string <text:span text:style-name="T6">name</text:span></text:p>
      <text:p text:style-name="P118"><text:span text:style-name="T9">Vrátí </text:span><text:span text:style-name="T6">true</text:span><text:span text:style-name="T9"> pokud se v seznamu </text:span><text:span text:style-name="T6">wordList</text:span><text:span text:style-name="T9"> nachází slovo, jehož psaná forma se shoduje s argumentem </text:span><text:span text:style-name="T6">name</text:span><text:span text:style-name="T9">. Jinak vrátí false.</text:span></text:p>
      <text:h text:style-name="P59" text:outline-level="5">bool CheckTrans</text:h>
      <text:p text:style-name="P118">arg: string <text:span text:style-name="T6">name</text:span></text:p>
      <text:p text:style-name="P118"><text:span text:style-name="T9">Vrátí </text:span><text:span text:style-name="T6">true</text:span><text:span text:style-name="T9"> pokud se v seznamu </text:span><text:span text:style-name="T6">wordList</text:span><text:span text:style-name="T9"> nachází slovo, jehož překlad se shoduje s argumentem </text:span><text:span text:style-name="T6">name</text:span><text:span text:style-name="T9">. Jinak vrátí false.</text:span></text:p>
      <text:h text:style-name="P59" text:outline-level="5">PoS AddPoS</text:h>
      <text:p text:style-name="P118">arg: PoS <text:span text:style-name="T6">partOfSpeech</text:span> NEBO string <text:span text:style-name="T6">name</text:span></text:p>
      <text:p text:style-name="P118"><text:span text:style-name="T9">Pokud je dáno jméno, vytvoří PoS pod tímto jménem. Daný PoS přidá do seznamu </text:span><text:span text:style-name="T6">PoSList</text:span><text:span text:style-name="T9"> a vrátí ho.</text:span></text:p>
      <text:h text:style-name="P59" text:outline-level="5">void RemovePoS</text:h>
      <text:p text:style-name="P118">arg: PoS <text:span text:style-name="T6">partOfSpeech</text:span></text:p>
      <text:p text:style-name="P118"><text:span text:style-name="T9">Odebere </text:span><text:span text:style-name="T6">partOfSpeech</text:span><text:span text:style-name="T9"> ze seznamu </text:span><text:span text:style-name="T6">PoSList</text:span><text:span text:style-name="T9">.</text:span></text:p>
      <text:h text:style-name="P60" text:outline-level="5">void RenamePoS</text:h>
      <text:p text:style-name="P119">arg: PoS <text:span text:style-name="T6">partOfSpeech</text:span><text:span text:style-name="T9">, string </text:span><text:span text:style-name="T6">newName</text:span><text:span text:style-name="T9">,</text:span></text:p>
      <text:p text:style-name="P119"><text:span text:style-name="T9">Na </text:span><text:span text:style-name="T6">partOfSpeech</text:span><text:span text:style-name="T9"> zavolá metodu Rename s argumentem </text:span><text:span text:style-name="T6">newName</text:span><text:span text:style-name="T9">, čímž ho přejmenuje.</text:span></text:p>
      <text:h text:style-name="P61" text:outline-level="5"><text:span text:style-name="T27">bool CheckPartOfSpeech</text:span></text:h>
      <text:p text:style-name="P119">arg: string <text:span text:style-name="T6">name</text:span></text:p>
      <text:p text:style-name="P119"><text:span text:style-name="T12">Vrátí </text:span><text:span text:style-name="T8">true</text:span><text:span text:style-name="T12"> pokud se v seznamu </text:span><text:span text:style-name="T8">PoSList</text:span><text:span text:style-name="T12"> nachází slovní druh s názvem </text:span><text:span text:style-name="T8">name</text:span><text:span text:style-name="T12">. Jinak vrátí </text:span><text:span text:style-name="T8">false</text:span><text:span text:style-name="T12">.</text:span></text:p>
      <text:h text:style-name="P62" text:outline-level="5">WordClass CreateWordClass</text:h>
      <text:p text:style-name="P120">arg: PoS <text:span text:style-name="T6">where</text:span><text:span text:style-name="T9">, string </text:span><text:span text:style-name="T6">name</text:span></text:p>
      <text:p text:style-name="P120"><text:span text:style-name="T9">Ve slovním druhu </text:span><text:span text:style-name="T6">where</text:span><text:span text:style-name="T9"> zavolá metodu AddWordClass s argumentem </text:span><text:span text:style-name="T6">name</text:span><text:span text:style-name="T9">, čímž vytvoří novou lexikální třídu.</text:span></text:p>
      <text:h text:style-name="P62" text:outline-level="5">void RemoveWordClass</text:h>
      <text:p text:style-name="P120">arg: WordClass <text:span text:style-name="T6">which</text:span></text:p>
      <text:p text:style-name="P120"><text:span text:style-name="T9">Na rodičovském PoS lexikální třídy </text:span><text:span text:style-name="T6">which</text:span><text:span text:style-name="T9"> zavolá RemoveWordClass s argumentem </text:span><text:span text:style-name="T6">which</text:span><text:span text:style-name="T9">, čímž ji odstraní.</text:span></text:p>
      <text:h text:style-name="P67" text:outline-level="5">void RenameWordClass</text:h>
      <text:p text:style-name="P120">arg: WordClass <text:span text:style-name="T6">which</text:span><text:span text:style-name="T9">, string </text:span><text:span text:style-name="T6">newName</text:span></text:p>
      <text:p text:style-name="P120"><text:span text:style-name="T9">Na </text:span><text:span text:style-name="T6">which</text:span><text:span text:style-name="T9"> zavolá Rename s argumentem </text:span><text:span text:style-name="T6">newName</text:span><text:span text:style-name="T9">, čimž ji přejmenuje.</text:span></text:p>
      <text:p text:style-name="P120"><text:span text:style-name="T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05T13:18:25.428000000</meta:creation-date>
    <dc:date>2023-09-10T20:36:37.469000000</dc:date>
    <meta:editing-duration>PT1H8M21S</meta:editing-duration>
    <meta:editing-cycles>10</meta:editing-cycles>
    <meta:generator>LibreOffice/7.0.4.2$Windows_X86_64 LibreOffice_project/dcf040e67528d9187c66b2379df5ea4407429775</meta:generator>
    <meta:document-statistic meta:table-count="13" meta:image-count="0" meta:object-count="0" meta:page-count="14" meta:paragraph-count="464" meta:word-count="2663" meta:character-count="19306" meta:non-whitespace-character-count="16821"/>
  </office:meta>
</office:document-meta>
</file>